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AW</text:p>
          </table:table-cell>
          <table:table-cell office:value-type="string">
            <text:p>NS_VERSION</text:p>
          </table:table-cell>
          <table:table-cell office:value-type="string">
            <text:p>LOKI_VERSION</text:p>
          </table:table-cell>
          <table:table-cell table:number-columns-repeated="2"/>
        </table:table-row>
        <table:table-row table:style-name="ro1">
          <table:table-cell office:value-type="string">
            <text:p>HERBERT C ROSENTHAL</text:p>
          </table:table-cell>
          <table:table-cell office:value-type="string">
            <text:p>Herbert C Rosenthal</text:p>
          </table:table-cell>
          <table:table-cell office:value-type="string">
            <text:p>Herbert C. Rosentha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EFF ENGELBERGER TR||GAY ENGELBERGER TR||MARGARET ENGELBERGER ARTICLE SEVENTH U/W</text:p>
          </table:table-cell>
          <table:table-cell office:value-type="string">
            <text:p>Engelberger Jeff (Trust), Engelberger Gay (Trust) and Engelberger Article Seventh U, W Margaret</text:p>
          </table:table-cell>
          <table:table-cell office:value-type="string">
            <text:p>Jeff Engelberger (trust), Gay Engelberger (trust) and Margaret Engelberger Article Seventh U/W.</text:p>
          </table:table-cell>
          <table:table-cell table:number-columns-repeated="2"/>
        </table:table-row>
        <table:table-row table:style-name="ro1"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table:number-columns-repeated="2"/>
        </table:table-row>
        <table:table-row table:style-name="ro1">
          <table:table-cell office:value-type="string">
            <text:p>HENRY E VOEGELI||BONNIE M VOEGELI</text:p>
          </table:table-cell>
          <table:table-cell office:value-type="string">
            <text:p>Henry E Voegeli and Bonnie M Voegeli</text:p>
          </table:table-cell>
          <table:table-cell office:value-type="string">
            <text:p>Henry E. and Bonnie M. Voegeli</text:p>
          </table:table-cell>
          <table:table-cell table:number-columns-repeated="2"/>
        </table:table-row>
        <table:table-row table:style-name="ro1">
          <table:table-cell office:value-type="string">
            <text:p>DOUGLAS D BELL||JANET Z BELL</text:p>
          </table:table-cell>
          <table:table-cell office:value-type="string">
            <text:p>Douglas D Bell and Janet Z Bell</text:p>
          </table:table-cell>
          <table:table-cell office:value-type="string">
            <text:p>Douglas D. and Janet Z. Bell</text:p>
          </table:table-cell>
          <table:table-cell table:number-columns-repeated="2"/>
        </table:table-row>
        <table:table-row table:style-name="ro1">
          <table:table-cell office:value-type="string">
            <text:p>LARRY G CHRISTNER||LYNN I CHRISTNER</text:p>
          </table:table-cell>
          <table:table-cell office:value-type="string">
            <text:p>Larry G Christner and Lynn I Christner</text:p>
          </table:table-cell>
          <table:table-cell office:value-type="string">
            <text:p>Larry G. and Lynn I. Christner</text:p>
          </table:table-cell>
          <table:table-cell table:number-columns-repeated="2"/>
        </table:table-row>
        <table:table-row table:style-name="ro1">
          <table:table-cell office:value-type="string">
            <text:p>FLAGPOLE HOLDINGS LLC</text:p>
          </table:table-cell>
          <table:table-cell office:value-type="string">
            <text:p>Flagpole Holdings Llc</text:p>
          </table:table-cell>
          <table:table-cell office:value-type="string">
            <text:p>Flagpole Holdings LLC</text:p>
          </table:table-cell>
          <table:table-cell table:number-columns-repeated="2"/>
        </table:table-row>
        <table:table-row table:style-name="ro1">
          <table:table-cell office:value-type="string">
            <text:p>LINDA M KRATZER||PHILIP R KRATZER SR</text:p>
          </table:table-cell>
          <table:table-cell office:value-type="string">
            <text:p>Linda M Kratzer and Philip R Kratzer Sr</text:p>
          </table:table-cell>
          <table:table-cell office:value-type="string">
            <text:p>Linda M. Kratzer and Philip R. Kratzer Sr.</text:p>
          </table:table-cell>
          <table:table-cell table:number-columns-repeated="2"/>
        </table:table-row>
        <table:table-row table:style-name="ro1">
          <table:table-cell office:value-type="string">
            <text:p>EMMA B PAVAO</text:p>
          </table:table-cell>
          <table:table-cell office:value-type="string">
            <text:p>Emma B Pavao</text:p>
          </table:table-cell>
          <table:table-cell office:value-type="string">
            <text:p>Emma B. Pavao</text:p>
          </table:table-cell>
          <table:table-cell table:number-columns-repeated="2"/>
        </table:table-row>
        <table:table-row table:style-name="ro1">
          <table:table-cell office:value-type="string">
            <text:p>PETER J PALINKAS</text:p>
          </table:table-cell>
          <table:table-cell office:value-type="string">
            <text:p>Peter J Palinkas</text:p>
          </table:table-cell>
          <table:table-cell office:value-type="string">
            <text:p>Peter J. Palinka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ANN MARIE EKSTROM</text:p>
          </table:table-cell>
          <table:table-cell office:value-type="string">
            <text:p>Marie Ekstrom Ann</text:p>
          </table:table-cell>
          <table:table-cell office:value-type="string">
            <text:p>Ann Marie Ekstrom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KURT W STOLLE</text:p>
          </table:table-cell>
          <table:table-cell office:value-type="string">
            <text:p>Kurt W Stolle</text:p>
          </table:table-cell>
          <table:table-cell office:value-type="string">
            <text:p>Kurt W. Stoll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USAN GUARDINO</text:p>
          </table:table-cell>
          <table:table-cell office:value-type="string">
            <text:p>Guardino Susan</text:p>
          </table:table-cell>
          <table:table-cell office:value-type="string">
            <text:p>Susan Guardino</text:p>
          </table:table-cell>
          <table:table-cell table:number-columns-repeated="2"/>
        </table:table-row>
        <table:table-row table:style-name="ro1">
          <table:table-cell office:value-type="string">
            <text:p>Alasdair Dignon +</text:p>
          </table:table-cell>
          <table:table-cell office:value-type="string">
            <text:p>Dignon Alasdair</text:p>
          </table:table-cell>
          <table:table-cell office:value-type="string">
            <text:p>Alasdair Dignon +</text:p>
          </table:table-cell>
          <table:table-cell table:number-columns-repeated="2"/>
        </table:table-row>
        <table:table-row table:style-name="ro1">
          <table:table-cell office:value-type="string">
            <text:p>DEBORAH O MALIN||JOEL W MALIN</text:p>
          </table:table-cell>
          <table:table-cell office:value-type="string">
            <text:p>Deborah O Malin and Joel W Malin</text:p>
          </table:table-cell>
          <table:table-cell office:value-type="string">
            <text:p>Deborah O. and Joel W. Mali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MICHAEL DAMATO</text:p>
          </table:table-cell>
          <table:table-cell office:value-type="string">
            <text:p>Damato Michael</text:p>
          </table:table-cell>
          <table:table-cell office:value-type="string">
            <text:p>Michael Damat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AIFUR CHOWDHURY||ZANNAT CHOWDHURY</text:p>
          </table:table-cell>
          <table:table-cell office:value-type="string">
            <text:p>Chowdhury Saifur and Chowdhury Zannat</text:p>
          </table:table-cell>
          <table:table-cell office:value-type="string">
            <text:p>Saifur and Zannat Chowdhury</text:p>
          </table:table-cell>
          <table:table-cell table:number-columns-repeated="2"/>
        </table:table-row>
        <table:table-row table:style-name="ro1">
          <table:table-cell office:value-type="string">
            <text:p>JOHN P RIGHINI||NICOLE L RIGHINI</text:p>
          </table:table-cell>
          <table:table-cell office:value-type="string">
            <text:p>John P Righini and Nicole L Righini</text:p>
          </table:table-cell>
          <table:table-cell office:value-type="string">
            <text:p>John P. and Nicole L. Righini</text:p>
          </table:table-cell>
          <table:table-cell table:number-columns-repeated="2"/>
        </table:table-row>
        <table:table-row table:style-name="ro1">
          <table:table-cell office:value-type="string">
            <text:p>FRENCH PROPERTIES LLC</text:p>
          </table:table-cell>
          <table:table-cell office:value-type="string">
            <text:p>French Properties Llc</text:p>
          </table:table-cell>
          <table:table-cell office:value-type="string">
            <text:p>French Properties LLC</text:p>
          </table:table-cell>
          <table:table-cell table:number-columns-repeated="2"/>
        </table:table-row>
        <table:table-row table:style-name="ro1">
          <table:table-cell office:value-type="string">
            <text:p>ROBERT B FULLER</text:p>
          </table:table-cell>
          <table:table-cell office:value-type="string">
            <text:p>Robert B Fuller</text:p>
          </table:table-cell>
          <table:table-cell office:value-type="string">
            <text:p>Robert B. Fuller</text:p>
          </table:table-cell>
          <table:table-cell table:number-columns-repeated="2"/>
        </table:table-row>
        <table:table-row table:style-name="ro1">
          <table:table-cell office:value-type="string">
            <text:p>Richard Studevant</text:p>
          </table:table-cell>
          <table:table-cell office:value-type="string">
            <text:p>Studevant Richard</text:p>
          </table:table-cell>
          <table:table-cell office:value-type="string">
            <text:p>Richard Studevant</text:p>
          </table:table-cell>
          <table:table-cell table:number-columns-repeated="2"/>
        </table:table-row>
        <table:table-row table:style-name="ro1">
          <table:table-cell office:value-type="string">
            <text:p>MICHAEL KELLEY||WENDY KELLEY</text:p>
          </table:table-cell>
          <table:table-cell office:value-type="string">
            <text:p>Kelley Michael and Kelley Wendy</text:p>
          </table:table-cell>
          <table:table-cell office:value-type="string">
            <text:p>Michael and Wendy Kelley</text:p>
          </table:table-cell>
          <table:table-cell table:number-columns-repeated="2"/>
        </table:table-row>
        <table:table-row table:style-name="ro1">
          <table:table-cell office:value-type="string">
            <text:p>NEWTOWN TOWN OF</text:p>
          </table:table-cell>
          <table:table-cell office:value-type="string">
            <text:p>Newtown Town Of</text:p>
          </table:table-cell>
          <table:table-cell office:value-type="string">
            <text:p>Newtown Town of</text:p>
          </table:table-cell>
          <table:table-cell table:number-columns-repeated="2"/>
        </table:table-row>
        <table:table-row table:style-name="ro1">
          <table:table-cell office:value-type="string">
            <text:p>CHRISTOPHER BROWN||DANIELLE M BROWN</text:p>
          </table:table-cell>
          <table:table-cell office:value-type="string">
            <text:p>Brown Christopher and Danielle M Brown</text:p>
          </table:table-cell>
          <table:table-cell office:value-type="string">
            <text:p>Christopher and Danielle M. Brown</text:p>
          </table:table-cell>
          <table:table-cell table:number-columns-repeated="2"/>
        </table:table-row>
        <table:table-row table:style-name="ro1">
          <table:table-cell office:value-type="string">
            <text:p>RAFFIE ARYEH</text:p>
          </table:table-cell>
          <table:table-cell office:value-type="string">
            <text:p>Aryeh Raffie</text:p>
          </table:table-cell>
          <table:table-cell office:value-type="string">
            <text:p>Raffie Aryeh</text:p>
          </table:table-cell>
          <table:table-cell table:number-columns-repeated="2"/>
        </table:table-row>
        <table:table-row table:style-name="ro1">
          <table:table-cell office:value-type="string">
            <text:p>JOAN B KEANE</text:p>
          </table:table-cell>
          <table:table-cell office:value-type="string">
            <text:p>Joan B Keane</text:p>
          </table:table-cell>
          <table:table-cell office:value-type="string">
            <text:p>Joan B. Keane</text:p>
          </table:table-cell>
          <table:table-cell table:number-columns-repeated="2"/>
        </table:table-row>
        <table:table-row table:style-name="ro1">
          <table:table-cell office:value-type="string">
            <text:p>MATTHEW N COUGHLIN</text:p>
          </table:table-cell>
          <table:table-cell office:value-type="string">
            <text:p>Matthew N Coughlin</text:p>
          </table:table-cell>
          <table:table-cell office:value-type="string">
            <text:p>Matthew N. Coughli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OLENE F DURELLI</text:p>
          </table:table-cell>
          <table:table-cell office:value-type="string">
            <text:p>Jolene F Durelli</text:p>
          </table:table-cell>
          <table:table-cell office:value-type="string">
            <text:p>Jolene F. Durelli</text:p>
          </table:table-cell>
          <table:table-cell table:number-columns-repeated="2"/>
        </table:table-row>
        <table:table-row table:style-name="ro1">
          <table:table-cell office:value-type="string">
            <text:p>GEORGE W BURCH||SHARON BURCH</text:p>
          </table:table-cell>
          <table:table-cell office:value-type="string">
            <text:p>George W Burch and Burch Sharon</text:p>
          </table:table-cell>
          <table:table-cell office:value-type="string">
            <text:p>George W. and Sharon Burch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  <table:table-cell table:number-columns-repeated="2"/>
        </table:table-row>
        <table:table-row table:style-name="ro1">
          <table:table-cell office:value-type="string">
            <text:p>CRAIG A SIENKIEWICZ||MICHELE K SIENKIEWICZ</text:p>
          </table:table-cell>
          <table:table-cell office:value-type="string">
            <text:p>Craig A Sienkiewicz and Michele K Sienkiewicz</text:p>
          </table:table-cell>
          <table:table-cell office:value-type="string">
            <text:p>Craig A. and Michele K. Sienkiewicz</text:p>
          </table:table-cell>
          <table:table-cell table:number-columns-repeated="2"/>
        </table:table-row>
        <table:table-row table:style-name="ro1">
          <table:table-cell office:value-type="string">
            <text:p>WALLER T BLACKWELL JR||DAWN L DEARMAN- BLACKWELL</text:p>
          </table:table-cell>
          <table:table-cell office:value-type="string">
            <text:p>Waller T Blackwell Jr and L Dearman- Blackwell Dawn</text:p>
          </table:table-cell>
          <table:table-cell office:value-type="string">
            <text:p>Waller T. Blackwell Jr. and Dawn L. Dearman- Blackwell</text:p>
          </table:table-cell>
          <table:table-cell table:number-columns-repeated="2"/>
        </table:table-row>
        <table:table-row table:style-name="ro1">
          <table:table-cell office:value-type="string">
            <text:p>ANDREW KITSON</text:p>
          </table:table-cell>
          <table:table-cell office:value-type="string">
            <text:p>Kitson Andrew</text:p>
          </table:table-cell>
          <table:table-cell office:value-type="string">
            <text:p>Andrew Kits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ATHERINE H HUNIHAN</text:p>
          </table:table-cell>
          <table:table-cell office:value-type="string">
            <text:p>Catherine H Hunihan</text:p>
          </table:table-cell>
          <table:table-cell office:value-type="string">
            <text:p>Catherine H. Hunih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ONN STATE OF</text:p>
          </table:table-cell>
          <table:table-cell office:value-type="string">
            <text:p>Conn State Of</text:p>
          </table:table-cell>
          <table:table-cell office:value-type="string">
            <text:p>Conn State of</text:p>
          </table:table-cell>
          <table:table-cell table:number-columns-repeated="2"/>
        </table:table-row>
        <table:table-row table:style-name="ro1">
          <table:table-cell office:value-type="string">
            <text:p>MFC Investments LLC</text:p>
          </table:table-cell>
          <table:table-cell office:value-type="string">
            <text:p>Mfc Investments Llc</text:p>
          </table:table-cell>
          <table:table-cell office:value-type="string">
            <text:p>Mfc Investments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AMY MANCUSI</text:p>
          </table:table-cell>
          <table:table-cell office:value-type="string">
            <text:p>Mancusi Amy</text:p>
          </table:table-cell>
          <table:table-cell office:value-type="string">
            <text:p>Amy Mancusi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FEDERAL NATL MORTGAGE ASSOC</text:p>
          </table:table-cell>
          <table:table-cell office:value-type="string">
            <text:p>Federal Natl Mortgage Assoc</text:p>
          </table:table-cell>
          <table:table-cell office:value-type="string">
            <text:p>Federal National Mortgage Associati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ONALD C TRUDEAU</text:p>
          </table:table-cell>
          <table:table-cell office:value-type="string">
            <text:p>Donald C Trudeau</text:p>
          </table:table-cell>
          <table:table-cell office:value-type="string">
            <text:p>Donald C. Trudeau</text:p>
          </table:table-cell>
          <table:table-cell table:number-columns-repeated="2"/>
        </table:table-row>
        <table:table-row table:style-name="ro1">
          <table:table-cell office:value-type="string">
            <text:p>RICHARD W SARNIE JR||SUSAN R SARNIE</text:p>
          </table:table-cell>
          <table:table-cell office:value-type="string">
            <text:p>Richard W Sarnie Jr and Susan R Sarnie</text:p>
          </table:table-cell>
          <table:table-cell office:value-type="string">
            <text:p>Richard W. Sarnie Jr. and Susan R. Sarnie</text:p>
          </table:table-cell>
          <table:table-cell table:number-columns-repeated="2"/>
        </table:table-row>
        <table:table-row table:style-name="ro1">
          <table:table-cell office:value-type="string">
            <text:p>PAUL BASSO||ANN BASSO</text:p>
          </table:table-cell>
          <table:table-cell office:value-type="string">
            <text:p>Basso Paul and Basso Ann</text:p>
          </table:table-cell>
          <table:table-cell office:value-type="string">
            <text:p>Paul and Ann Basso</text:p>
          </table:table-cell>
          <table:table-cell table:number-columns-repeated="2"/>
        </table:table-row>
        <table:table-row table:style-name="ro1">
          <table:table-cell office:value-type="string">
            <text:p>WILLIAM A BOUDREAU||LEIGH GRISWOLD BOUDREAU</text:p>
          </table:table-cell>
          <table:table-cell office:value-type="string">
            <text:p>William A Boudreau and Griswold Boudreau Leigh</text:p>
          </table:table-cell>
          <table:table-cell office:value-type="string">
            <text:p>William A. and Leigh Griswold Boudreau</text:p>
          </table:table-cell>
          <table:table-cell table:number-columns-repeated="2"/>
        </table:table-row>
        <table:table-row table:style-name="ro1">
          <table:table-cell office:value-type="string">
            <text:p>CURTIS CORP</text:p>
          </table:table-cell>
          <table:table-cell office:value-type="string">
            <text:p>Curtis Corp</text:p>
          </table:table-cell>
          <table:table-cell office:value-type="string">
            <text:p>Curtis Corp.</text:p>
          </table:table-cell>
          <table:table-cell table:number-columns-repeated="2"/>
        </table:table-row>
        <table:table-row table:style-name="ro1">
          <table:table-cell office:value-type="string">
            <text:p>JENNIFER J AYLES</text:p>
          </table:table-cell>
          <table:table-cell office:value-type="string">
            <text:p>Jennifer J Ayles</text:p>
          </table:table-cell>
          <table:table-cell office:value-type="string">
            <text:p>Jennifer J. Ayles</text:p>
          </table:table-cell>
          <table:table-cell table:number-columns-repeated="2"/>
        </table:table-row>
        <table:table-row table:style-name="ro1">
          <table:table-cell office:value-type="string">
            <text:p>CLEAR GLASS &amp; ALUMINUM LLC</text:p>
          </table:table-cell>
          <table:table-cell office:value-type="string">
            <text:p>Clear Glass &amp; Aluminum Llc</text:p>
          </table:table-cell>
          <table:table-cell office:value-type="string">
            <text:p>Clear Glass &amp; Aluminum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MARGARET HANDY WILSON</text:p>
          </table:table-cell>
          <table:table-cell office:value-type="string">
            <text:p>Handy Wilson Margaret</text:p>
          </table:table-cell>
          <table:table-cell office:value-type="string">
            <text:p>Margaret Handy Wils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PATRICIA H MCDONALD||WALTER T MCDONALD</text:p>
          </table:table-cell>
          <table:table-cell office:value-type="string">
            <text:p>Patricia H McDonald and Walter T McDonald</text:p>
          </table:table-cell>
          <table:table-cell office:value-type="string">
            <text:p>Patricia H. and Walter T. McDonald</text:p>
          </table:table-cell>
          <table:table-cell table:number-columns-repeated="2"/>
        </table:table-row>
        <table:table-row table:style-name="ro1">
          <table:table-cell office:value-type="string">
            <text:p>JOAN MATLACHOWSKI</text:p>
          </table:table-cell>
          <table:table-cell office:value-type="string">
            <text:p>Matlachowski Joan</text:p>
          </table:table-cell>
          <table:table-cell office:value-type="string">
            <text:p>Joan Matlachowski</text:p>
          </table:table-cell>
          <table:table-cell table:number-columns-repeated="2"/>
        </table:table-row>
        <table:table-row table:style-name="ro1">
          <table:table-cell office:value-type="string">
            <text:p>MICHAEL WILSON||LORRAINE WILSON</text:p>
          </table:table-cell>
          <table:table-cell office:value-type="string">
            <text:p>Wilson Michael and Wilson Lorraine</text:p>
          </table:table-cell>
          <table:table-cell office:value-type="string">
            <text:p>Michael and Lorraine Wils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I F S PROPERTIES LLC</text:p>
          </table:table-cell>
          <table:table-cell office:value-type="string">
            <text:p>I F S Properties Llc</text:p>
          </table:table-cell>
          <table:table-cell office:value-type="string">
            <text:p>I F S Properties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EWTOWN MONTESSORI SOCIETY INC</text:p>
          </table:table-cell>
          <table:table-cell office:value-type="string">
            <text:p>Newtown Montessori Society Inc</text:p>
          </table:table-cell>
          <table:table-cell office:value-type="string">
            <text:p>Newtown Montessori Society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Denise N Anderson</text:p>
          </table:table-cell>
          <table:table-cell office:value-type="string">
            <text:p>Denise N. Anders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YNTHIA H SCHEIBEL</text:p>
          </table:table-cell>
          <table:table-cell office:value-type="string">
            <text:p>Cynthia H Scheibel</text:p>
          </table:table-cell>
          <table:table-cell office:value-type="string">
            <text:p>Cynthia H. Scheibel</text:p>
          </table:table-cell>
          <table:table-cell table:number-columns-repeated="2"/>
        </table:table-row>
        <table:table-row table:style-name="ro1">
          <table:table-cell office:value-type="string">
            <text:p>SARAVANAN JAYARAMAN</text:p>
          </table:table-cell>
          <table:table-cell office:value-type="string">
            <text:p>Jayaraman Saravanan</text:p>
          </table:table-cell>
          <table:table-cell office:value-type="string">
            <text:p>Saravanan Jayaram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ANIEL M HUNT</text:p>
          </table:table-cell>
          <table:table-cell office:value-type="string">
            <text:p>Daniel M Hunt</text:p>
          </table:table-cell>
          <table:table-cell office:value-type="string">
            <text:p>Daniel M. Hunt</text:p>
          </table:table-cell>
          <table:table-cell table:number-columns-repeated="2"/>
        </table:table-row>
        <table:table-row table:style-name="ro1">
          <table:table-cell office:value-type="string">
            <text:p>ANJANA KHURANA</text:p>
          </table:table-cell>
          <table:table-cell office:value-type="string">
            <text:p>Khurana Anjana</text:p>
          </table:table-cell>
          <table:table-cell office:value-type="string">
            <text:p>Anjana Khurana</text:p>
          </table:table-cell>
          <table:table-cell table:number-columns-repeated="2"/>
        </table:table-row>
        <table:table-row table:style-name="ro1">
          <table:table-cell office:value-type="string">
            <text:p>EDNA MAE ARAGI||SIMON ARAGI</text:p>
          </table:table-cell>
          <table:table-cell office:value-type="string">
            <text:p>Mae Aragi Edna and Aragi Simon</text:p>
          </table:table-cell>
          <table:table-cell office:value-type="string">
            <text:p>Edna Mae and Simon Aragi</text:p>
          </table:table-cell>
          <table:table-cell table:number-columns-repeated="2"/>
        </table:table-row>
        <table:table-row table:style-name="ro1">
          <table:table-cell office:value-type="string">
            <text:p>FREDERICK J D DIRGA</text:p>
          </table:table-cell>
          <table:table-cell office:value-type="string">
            <text:p>J D Dirga Frederick</text:p>
          </table:table-cell>
          <table:table-cell office:value-type="string">
            <text:p>Frederick Dirga, J.D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EANNE D DOYLE||RAYMOND J DOYLE JR</text:p>
          </table:table-cell>
          <table:table-cell office:value-type="string">
            <text:p>Jeanne D Doyle and Raymond J Doyle Jr</text:p>
          </table:table-cell>
          <table:table-cell office:value-type="string">
            <text:p>Jeanne D. Doyle and Raymond J. Doyle Jr.</text:p>
          </table:table-cell>
          <table:table-cell table:number-columns-repeated="2"/>
        </table:table-row>
        <table:table-row table:style-name="ro1">
          <table:table-cell office:value-type="string">
            <text:p>JAN K LARSON</text:p>
          </table:table-cell>
          <table:table-cell office:value-type="string">
            <text:p>Jan K Larson</text:p>
          </table:table-cell>
          <table:table-cell office:value-type="string">
            <text:p>Jan K. Lars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HARLES STOFKO||CAROLYN SIGNORELLI</text:p>
          </table:table-cell>
          <table:table-cell office:value-type="string">
            <text:p>Stofko Charles and Signorelli Carolyn</text:p>
          </table:table-cell>
          <table:table-cell office:value-type="string">
            <text:p>Charles Stofko and Carolyn Signorelli</text:p>
          </table:table-cell>
          <table:table-cell table:number-columns-repeated="2"/>
        </table:table-row>
        <table:table-row table:style-name="ro1">
          <table:table-cell office:value-type="string">
            <text:p>MARCIA A PELILLO||MICHAEL A PELILLO</text:p>
          </table:table-cell>
          <table:table-cell office:value-type="string">
            <text:p>Marcia A Pelillo and Michael A Pelillo</text:p>
          </table:table-cell>
          <table:table-cell office:value-type="string">
            <text:p>Marcia A. and Michael A. Pelill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EBRA M POE</text:p>
          </table:table-cell>
          <table:table-cell office:value-type="string">
            <text:p>Debra M Poe</text:p>
          </table:table-cell>
          <table:table-cell office:value-type="string">
            <text:p>Debra M. Poe</text:p>
          </table:table-cell>
          <table:table-cell table:number-columns-repeated="2"/>
        </table:table-row>
        <table:table-row table:style-name="ro1">
          <table:table-cell office:value-type="string">
            <text:p>M &amp; P DEVELOPMENT LLC</text:p>
          </table:table-cell>
          <table:table-cell office:value-type="string">
            <text:p>M &amp; P Development Llc</text:p>
          </table:table-cell>
          <table:table-cell office:value-type="string">
            <text:p>M &amp; P Development LLC</text:p>
          </table:table-cell>
          <table:table-cell table:number-columns-repeated="2"/>
        </table:table-row>
        <table:table-row table:style-name="ro1">
          <table:table-cell office:value-type="string">
            <text:p>B S S DEVELOPMENT LLC</text:p>
          </table:table-cell>
          <table:table-cell office:value-type="string">
            <text:p>B S S Development Llc</text:p>
          </table:table-cell>
          <table:table-cell office:value-type="string">
            <text:p>B S S Development LLC</text:p>
          </table:table-cell>
          <table:table-cell table:number-columns-repeated="2"/>
        </table:table-row>
        <table:table-row table:style-name="ro1">
          <table:table-cell office:value-type="string">
            <text:p>CAROL ROWE</text:p>
          </table:table-cell>
          <table:table-cell office:value-type="string">
            <text:p>Rowe Carol</text:p>
          </table:table-cell>
          <table:table-cell office:value-type="string">
            <text:p>Carol Row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PRUDENTIAL RESIDENTIAL SERVICES LTD PRTSHP</text:p>
          </table:table-cell>
          <table:table-cell office:value-type="string">
            <text:p>Prudential Residential Services Ltd Prtshp</text:p>
          </table:table-cell>
          <table:table-cell office:value-type="string">
            <text:p>Prudential Residential Services Limited Partnership</text:p>
          </table:table-cell>
          <table:table-cell table:number-columns-repeated="2"/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VALERIE A GALLO||BARRY W SOUTHARD</text:p>
          </table:table-cell>
          <table:table-cell office:value-type="string">
            <text:p>Valerie A Gallo and Barry W Southard</text:p>
          </table:table-cell>
          <table:table-cell office:value-type="string">
            <text:p>Valerie A. Gallo and Barry W. Southard</text:p>
          </table:table-cell>
          <table:table-cell table:number-columns-repeated="2"/>
        </table:table-row>
        <table:table-row table:style-name="ro1">
          <table:table-cell office:value-type="string">
            <text:p>LINDA L PALERMO</text:p>
          </table:table-cell>
          <table:table-cell office:value-type="string">
            <text:p>Linda L Palermo</text:p>
          </table:table-cell>
          <table:table-cell office:value-type="string">
            <text:p>Linda L. Palermo</text:p>
          </table:table-cell>
          <table:table-cell table:number-columns-repeated="2"/>
        </table:table-row>
        <table:table-row table:style-name="ro1">
          <table:table-cell office:value-type="string">
            <text:p>HERDE CONSTRUCTION INC</text:p>
          </table:table-cell>
          <table:table-cell office:value-type="string">
            <text:p>Herde Construction Inc</text:p>
          </table:table-cell>
          <table:table-cell office:value-type="string">
            <text:p>Herde Construction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HEDWIG E SCHNITZEL EST OF||RICHARD W SCHNITZEL TR||JANE MARIE WATROUS TR</text:p>
          </table:table-cell>
          <table:table-cell office:value-type="string">
            <text:p>Hedwig E Schnitzel (Estate), Richard W Schnitzel (Trust) and Marie Watrous Jane (Trust)</text:p>
          </table:table-cell>
          <table:table-cell office:value-type="string">
            <text:p>Hedwig E. Schnitzel (estate), Richard W. Schnitzel (trust) and Jane Marie Watrous (trust)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HELEN A SCHNEIDER</text:p>
          </table:table-cell>
          <table:table-cell office:value-type="string">
            <text:p>Helen A Schneider</text:p>
          </table:table-cell>
          <table:table-cell office:value-type="string">
            <text:p>Helen A. Schneider</text:p>
          </table:table-cell>
          <table:table-cell table:number-columns-repeated="2"/>
        </table:table-row>
        <table:table-row table:style-name="ro1">
          <table:table-cell office:value-type="string">
            <text:p>Ian D Stuard</text:p>
          </table:table-cell>
          <table:table-cell office:value-type="string">
            <text:p>Ian D Stuard</text:p>
          </table:table-cell>
          <table:table-cell office:value-type="string">
            <text:p>Ian D. Stuard</text:p>
          </table:table-cell>
          <table:table-cell table:number-columns-repeated="2"/>
        </table:table-row>
        <table:table-row table:style-name="ro1">
          <table:table-cell office:value-type="string">
            <text:p>MAPLE TREE DEVELOPMENT LLC</text:p>
          </table:table-cell>
          <table:table-cell office:value-type="string">
            <text:p>Maple Tree Development Llc</text:p>
          </table:table-cell>
          <table:table-cell office:value-type="string">
            <text:p>Maple Tree Development LLC</text:p>
          </table:table-cell>
          <table:table-cell table:number-columns-repeated="2"/>
        </table:table-row>
        <table:table-row table:style-name="ro1">
          <table:table-cell office:value-type="string">
            <text:p>NATL RESIDENTIAL NOMINEE SERVICES INC</text:p>
          </table:table-cell>
          <table:table-cell office:value-type="string">
            <text:p>Natl Residential Services Inc (Nominee)</text:p>
          </table:table-cell>
          <table:table-cell office:value-type="string">
            <text:p>National Residential Services Inc. (nominee)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AMAHA LLC</text:p>
          </table:table-cell>
          <table:table-cell office:value-type="string">
            <text:p>Samaha Llc</text:p>
          </table:table-cell>
          <table:table-cell office:value-type="string">
            <text:p>Samaha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ITIMORTGAGE INC</text:p>
          </table:table-cell>
          <table:table-cell office:value-type="string">
            <text:p>Citimortgage Inc</text:p>
          </table:table-cell>
          <table:table-cell office:value-type="string">
            <text:p>Citimortgage Inc.</text:p>
          </table:table-cell>
          <table:table-cell table:number-columns-repeated="2"/>
        </table:table-row>
        <table:table-row table:style-name="ro1">
          <table:table-cell office:value-type="string">
            <text:p>JANET M BENOIT||ALBERT J BENOIT</text:p>
          </table:table-cell>
          <table:table-cell office:value-type="string">
            <text:p>Janet M Benoit and Albert J Benoit</text:p>
          </table:table-cell>
          <table:table-cell office:value-type="string">
            <text:p>Janet M. and Albert J. Benoit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BRIAN GREENSPAN||MICHELLE MARTUCCI NKA||MICHELLE GREENSPAN</text:p>
          </table:table-cell>
          <table:table-cell office:value-type="string">
            <text:p>Greenspan Brian, Martucci Nka Michelle and Greenspan Michelle</text:p>
          </table:table-cell>
          <table:table-cell office:value-type="string">
            <text:p>Brian and Michelle Greenspan and Michelle Martucci Nk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MARGARET R LAROCHE</text:p>
          </table:table-cell>
          <table:table-cell office:value-type="string">
            <text:p>Margaret R Laroche</text:p>
          </table:table-cell>
          <table:table-cell office:value-type="string">
            <text:p>Margaret R. Laroch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EWTOWN TOWN OF</text:p>
          </table:table-cell>
          <table:table-cell office:value-type="string">
            <text:p>Newtown Town Of</text:p>
          </table:table-cell>
          <table:table-cell office:value-type="string">
            <text:p>Newtown Town of</text:p>
          </table:table-cell>
          <table:table-cell table:number-columns-repeated="2"/>
        </table:table-row>
        <table:table-row table:style-name="ro1">
          <table:table-cell office:value-type="string">
            <text:p>CATHRYN A BRENNAN||WILLIAM H BRENNAN III</text:p>
          </table:table-cell>
          <table:table-cell office:value-type="string">
            <text:p>Cathryn A Brennan and William H Brennan III</text:p>
          </table:table-cell>
          <table:table-cell office:value-type="string">
            <text:p>Cathryn A. Brennan and William H. Brennan III</text:p>
          </table:table-cell>
          <table:table-cell table:number-columns-repeated="2"/>
        </table:table-row>
        <table:table-row table:style-name="ro1">
          <table:table-cell office:value-type="string">
            <text:p>PEOPLES UNITED BK</text:p>
          </table:table-cell>
          <table:table-cell office:value-type="string">
            <text:p>Peoples United Bk</text:p>
          </table:table-cell>
          <table:table-cell office:value-type="string">
            <text:p>Peoples United Bank</text:p>
          </table:table-cell>
          <table:table-cell table:number-columns-repeated="2"/>
        </table:table-row>
        <table:table-row table:style-name="ro1">
          <table:table-cell office:value-type="string">
            <text:p>RONALD O BOTSFORD JR</text:p>
          </table:table-cell>
          <table:table-cell office:value-type="string">
            <text:p>Ronald O Botsford Jr</text:p>
          </table:table-cell>
          <table:table-cell office:value-type="string">
            <text:p>Ronald O. Botsford Jr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AVID BAXTER||SUSAN F BAXTER</text:p>
          </table:table-cell>
          <table:table-cell office:value-type="string">
            <text:p>David Baxter and Susan F Baxter</text:p>
          </table:table-cell>
          <table:table-cell office:value-type="string">
            <text:p>David and Susan F. Baxter</text:p>
          </table:table-cell>
          <table:table-cell table:number-columns-repeated="2"/>
        </table:table-row>
        <table:table-row table:style-name="ro1">
          <table:table-cell office:value-type="string">
            <text:p>BARBARA H CHAMBERLAIN TR||DAVID MARTIN CHAMBERLAIN TR||ROBERT J CHAMBERLAIN REVOCABLE TRUST</text:p>
          </table:table-cell>
          <table:table-cell office:value-type="string">
            <text:p>Barbara H Chamberlain (Trust), Martin Chamberlain David (Trust) and Robert J Chamberlain (Revocable Trust)</text:p>
          </table:table-cell>
          <table:table-cell office:value-type="string">
            <text:p>Barbara H. Chamberlain (trust), David Martin Chamberlain (trust) and Robert J. Chamberlain Revocable Trust</text:p>
          </table:table-cell>
          <table:table-cell table:number-columns-repeated="2"/>
        </table:table-row>
        <table:table-row table:style-name="ro1">
          <table:table-cell office:value-type="string">
            <text:p>EILEEN P SCHULTZ||GREG SCHULTZ</text:p>
          </table:table-cell>
          <table:table-cell office:value-type="string">
            <text:p>Eileen P Schultz and Schultz Greg</text:p>
          </table:table-cell>
          <table:table-cell office:value-type="string">
            <text:p>Eileen P. and Greg Schultz</text:p>
          </table:table-cell>
          <table:table-cell table:number-columns-repeated="2"/>
        </table:table-row>
        <table:table-row table:style-name="ro1">
          <table:table-cell office:value-type="string">
            <text:p>RONALD CORELLI||ANGELA CORELLI</text:p>
          </table:table-cell>
          <table:table-cell office:value-type="string">
            <text:p>Corelli Ronald and Corelli Angela</text:p>
          </table:table-cell>
          <table:table-cell office:value-type="string">
            <text:p>Ronald and Angela Corelli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ROBERT C GRAVES</text:p>
          </table:table-cell>
          <table:table-cell office:value-type="string">
            <text:p>Robert C Graves</text:p>
          </table:table-cell>
          <table:table-cell office:value-type="string">
            <text:p>Robert C. Graves</text:p>
          </table:table-cell>
          <table:table-cell table:number-columns-repeated="2"/>
        </table:table-row>
        <table:table-row table:style-name="ro1">
          <table:table-cell office:value-type="string">
            <text:p>MARY C GIARRATANO</text:p>
          </table:table-cell>
          <table:table-cell office:value-type="string">
            <text:p>Mary C Giarratano</text:p>
          </table:table-cell>
          <table:table-cell office:value-type="string">
            <text:p>Mary C. Giarratano</text:p>
          </table:table-cell>
          <table:table-cell table:number-columns-repeated="2"/>
        </table:table-row>
        <table:table-row table:style-name="ro1">
          <table:table-cell office:value-type="string">
            <text:p>JOHN BRAY||LESLIE BRAY</text:p>
          </table:table-cell>
          <table:table-cell office:value-type="string">
            <text:p>Bray John and Bray Leslie</text:p>
          </table:table-cell>
          <table:table-cell office:value-type="string">
            <text:p>John and Leslie Bray</text:p>
          </table:table-cell>
          <table:table-cell table:number-columns-repeated="2"/>
        </table:table-row>
        <table:table-row table:style-name="ro1">
          <table:table-cell office:value-type="string">
            <text:p>PATRICIA A CUMMING</text:p>
          </table:table-cell>
          <table:table-cell office:value-type="string">
            <text:p>Patricia A Cumming</text:p>
          </table:table-cell>
          <table:table-cell office:value-type="string">
            <text:p>Patricia A. Cumming</text:p>
          </table:table-cell>
          <table:table-cell table:number-columns-repeated="2"/>
        </table:table-row>
        <table:table-row table:style-name="ro1">
          <table:table-cell office:value-type="string">
            <text:p>FIONA GRAHAM</text:p>
          </table:table-cell>
          <table:table-cell office:value-type="string">
            <text:p>Graham Fiona</text:p>
          </table:table-cell>
          <table:table-cell office:value-type="string">
            <text:p>Fiona Graham</text:p>
          </table:table-cell>
          <table:table-cell table:number-columns-repeated="2"/>
        </table:table-row>
        <table:table-row table:style-name="ro1">
          <table:table-cell office:value-type="string">
            <text:p>EDWARD J POWERS||MAUREEN POWERS</text:p>
          </table:table-cell>
          <table:table-cell office:value-type="string">
            <text:p>Edward J Powers and Powers Maureen</text:p>
          </table:table-cell>
          <table:table-cell office:value-type="string">
            <text:p>Edward J. and Maureen Powers</text:p>
          </table:table-cell>
          <table:table-cell table:number-columns-repeated="2"/>
        </table:table-row>
        <table:table-row table:style-name="ro1">
          <table:table-cell office:value-type="string">
            <text:p>BLAKEMAN CONSTRUCTION LLC</text:p>
          </table:table-cell>
          <table:table-cell office:value-type="string">
            <text:p>Blakeman Construction Llc</text:p>
          </table:table-cell>
          <table:table-cell office:value-type="string">
            <text:p>Blakeman Construction LLC</text:p>
          </table:table-cell>
          <table:table-cell table:number-columns-repeated="2"/>
        </table:table-row>
        <table:table-row table:style-name="ro1">
          <table:table-cell office:value-type="string">
            <text:p>MICHAEL DAMATO</text:p>
          </table:table-cell>
          <table:table-cell office:value-type="string">
            <text:p>Damato Michael</text:p>
          </table:table-cell>
          <table:table-cell office:value-type="string">
            <text:p>Michael Damato</text:p>
          </table:table-cell>
          <table:table-cell table:number-columns-repeated="2"/>
        </table:table-row>
        <table:table-row table:style-name="ro1">
          <table:table-cell office:value-type="string">
            <text:p>GEORGE H CLADIS</text:p>
          </table:table-cell>
          <table:table-cell office:value-type="string">
            <text:p>George H Cladis</text:p>
          </table:table-cell>
          <table:table-cell office:value-type="string">
            <text:p>George H. Cladi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EAN U PULLEN</text:p>
          </table:table-cell>
          <table:table-cell office:value-type="string">
            <text:p>Jean U Pullen</text:p>
          </table:table-cell>
          <table:table-cell office:value-type="string">
            <text:p>Jean U. Pulle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Gerald J Cavaliere Sr</text:p>
          </table:table-cell>
          <table:table-cell office:value-type="string">
            <text:p>Gerald J Cavaliere Sr</text:p>
          </table:table-cell>
          <table:table-cell office:value-type="string">
            <text:p>Gerald J. Cavaliere Sr.</text:p>
          </table:table-cell>
          <table:table-cell table:number-columns-repeated="2"/>
        </table:table-row>
        <table:table-row table:style-name="ro1">
          <table:table-cell office:value-type="string">
            <text:p>BRUCE S PANOR||KATHLEEN PANOR</text:p>
          </table:table-cell>
          <table:table-cell office:value-type="string">
            <text:p>Bruce S Panor and Panor Kathleen</text:p>
          </table:table-cell>
          <table:table-cell office:value-type="string">
            <text:p>Bruce S. and Kathleen Panor</text:p>
          </table:table-cell>
          <table:table-cell table:number-columns-repeated="2"/>
        </table:table-row>
        <table:table-row table:style-name="ro1">
          <table:table-cell office:value-type="string">
            <text:p>HORIZON PROPERTIES LLC</text:p>
          </table:table-cell>
          <table:table-cell office:value-type="string">
            <text:p>Horizon Properties Llc</text:p>
          </table:table-cell>
          <table:table-cell office:value-type="string">
            <text:p>Horizon Properties LLC</text:p>
          </table:table-cell>
          <table:table-cell table:number-columns-repeated="2"/>
        </table:table-row>
        <table:table-row table:style-name="ro1">
          <table:table-cell office:value-type="string">
            <text:p>JAMES C BLAKE EST OF</text:p>
          </table:table-cell>
          <table:table-cell office:value-type="string">
            <text:p>James C Blake (Estate)</text:p>
          </table:table-cell>
          <table:table-cell office:value-type="string">
            <text:p>James C. Blake (estate)</text:p>
          </table:table-cell>
          <table:table-cell table:number-columns-repeated="2"/>
        </table:table-row>
        <table:table-row table:style-name="ro1">
          <table:table-cell office:value-type="string">
            <text:p>HELEN M SMITH</text:p>
          </table:table-cell>
          <table:table-cell office:value-type="string">
            <text:p>Helen M Smith</text:p>
          </table:table-cell>
          <table:table-cell office:value-type="string">
            <text:p>Helen M. Smith</text:p>
          </table:table-cell>
          <table:table-cell table:number-columns-repeated="2"/>
        </table:table-row>
        <table:table-row table:style-name="ro1">
          <table:table-cell office:value-type="string">
            <text:p>GWYNETH E WOOD||ROBERT B WOOD</text:p>
          </table:table-cell>
          <table:table-cell office:value-type="string">
            <text:p>Gwyneth E Wood and Robert B Wood</text:p>
          </table:table-cell>
          <table:table-cell office:value-type="string">
            <text:p>Gwyneth E. and Robert B. Wood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ELLIE D SIMPSON AKA||NELLIE MAE SIMPSON</text:p>
          </table:table-cell>
          <table:table-cell office:value-type="string">
            <text:p>Also known as Nellie D Simpson and Mae Simpson Nellie</text:p>
          </table:table-cell>
          <table:table-cell office:value-type="string">
            <text:p>Nellie D. Simpson (also known as) and Nellie Mae Simpson</text:p>
          </table:table-cell>
          <table:table-cell table:number-columns-repeated="2"/>
        </table:table-row>
        <table:table-row table:style-name="ro1">
          <table:table-cell office:value-type="string">
            <text:p>WELLS FARGO BK NA TR</text:p>
          </table:table-cell>
          <table:table-cell office:value-type="string">
            <text:p>Wells Fargo Bank National Trust</text:p>
          </table:table-cell>
          <table:table-cell office:value-type="string">
            <text:p>Wells Fargo Bank Na (trust)</text:p>
          </table:table-cell>
          <table:table-cell table:number-columns-repeated="2"/>
        </table:table-row>
        <table:table-row table:style-name="ro1">
          <table:table-cell office:value-type="string">
            <text:p>MARK C REUTZEL||MARIANNE K REUTZEL</text:p>
          </table:table-cell>
          <table:table-cell office:value-type="string">
            <text:p>Mark C Reutzel and Marianne K Reutzel</text:p>
          </table:table-cell>
          <table:table-cell office:value-type="string">
            <text:p>Mark C. and Marianne K. Reutzel</text:p>
          </table:table-cell>
          <table:table-cell table:number-columns-repeated="2"/>
        </table:table-row>
        <table:table-row table:style-name="ro1">
          <table:table-cell office:value-type="string">
            <text:p>R MATHISON CONSTRUCTION LLC</text:p>
          </table:table-cell>
          <table:table-cell office:value-type="string">
            <text:p>R Mathison Construction Llc</text:p>
          </table:table-cell>
          <table:table-cell office:value-type="string">
            <text:p>R Mathison Construction LLC</text:p>
          </table:table-cell>
          <table:table-cell table:number-columns-repeated="2"/>
        </table:table-row>
        <table:table-row table:style-name="ro1">
          <table:table-cell office:value-type="string">
            <text:p>FREDERIC L STANTON</text:p>
          </table:table-cell>
          <table:table-cell office:value-type="string">
            <text:p>Frederic L Stanton</text:p>
          </table:table-cell>
          <table:table-cell office:value-type="string">
            <text:p>Frederic L. Stanton</text:p>
          </table:table-cell>
          <table:table-cell table:number-columns-repeated="2"/>
        </table:table-row>
        <table:table-row table:style-name="ro1">
          <table:table-cell office:value-type="string">
            <text:p>DAVID G CIARAMELLO||JOANN CIARAMELLO</text:p>
          </table:table-cell>
          <table:table-cell office:value-type="string">
            <text:p>David G Ciaramello and Ciaramello Joann</text:p>
          </table:table-cell>
          <table:table-cell office:value-type="string">
            <text:p>David G. and Joann Ciaramello</text:p>
          </table:table-cell>
          <table:table-cell table:number-columns-repeated="2"/>
        </table:table-row>
        <table:table-row table:style-name="ro1">
          <table:table-cell office:value-type="string">
            <text:p>THOMAS BENNETTI</text:p>
          </table:table-cell>
          <table:table-cell office:value-type="string">
            <text:p>Bennetti Thomas</text:p>
          </table:table-cell>
          <table:table-cell office:value-type="string">
            <text:p>Thomas Bennetti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AROLYN A FAUROTE||ROBERT E FAUROTE</text:p>
          </table:table-cell>
          <table:table-cell office:value-type="string">
            <text:p>Carolyn A Faurote and Robert E Faurote</text:p>
          </table:table-cell>
          <table:table-cell office:value-type="string">
            <text:p>Carolyn A. and Robert E. Faurote</text:p>
          </table:table-cell>
          <table:table-cell table:number-columns-repeated="2"/>
        </table:table-row>
        <table:table-row table:style-name="ro1">
          <table:table-cell office:value-type="string">
            <text:p>MARY S MARINACCIO</text:p>
          </table:table-cell>
          <table:table-cell office:value-type="string">
            <text:p>Mary S Marinaccio</text:p>
          </table:table-cell>
          <table:table-cell office:value-type="string">
            <text:p>Mary S. Marinacci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LILLIAN M KRYSTA</text:p>
          </table:table-cell>
          <table:table-cell office:value-type="string">
            <text:p>Lillian M Krysta</text:p>
          </table:table-cell>
          <table:table-cell office:value-type="string">
            <text:p>Lillian M. Kryst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KEVIN J LORENC||KAREN A LORENC</text:p>
          </table:table-cell>
          <table:table-cell office:value-type="string">
            <text:p>Kevin J Lorenc and Karen A Lorenc</text:p>
          </table:table-cell>
          <table:table-cell office:value-type="string">
            <text:p>Kevin J. and Karen A. Lorenc</text:p>
          </table:table-cell>
          <table:table-cell table:number-columns-repeated="2"/>
        </table:table-row>
        <table:table-row table:style-name="ro1">
          <table:table-cell office:value-type="string">
            <text:p>JENNIFER A FINNEGAN||KEVIN O FINNEGAN</text:p>
          </table:table-cell>
          <table:table-cell office:value-type="string">
            <text:p>Jennifer A Finnegan and Kevin O Finnegan</text:p>
          </table:table-cell>
          <table:table-cell office:value-type="string">
            <text:p>Jennifer A. and Kevin O. Finnegan</text:p>
          </table:table-cell>
          <table:table-cell table:number-columns-repeated="2"/>
        </table:table-row>
        <table:table-row table:style-name="ro1">
          <table:table-cell office:value-type="string">
            <text:p>JOHN A PANTAN</text:p>
          </table:table-cell>
          <table:table-cell office:value-type="string">
            <text:p>John A Pantan</text:p>
          </table:table-cell>
          <table:table-cell office:value-type="string">
            <text:p>John A. Pantan</text:p>
          </table:table-cell>
          <table:table-cell table:number-columns-repeated="2"/>
        </table:table-row>
        <table:table-row table:style-name="ro1">
          <table:table-cell office:value-type="string">
            <text:p>DOUGLAS J MAZUR</text:p>
          </table:table-cell>
          <table:table-cell office:value-type="string">
            <text:p>Douglas J Mazur</text:p>
          </table:table-cell>
          <table:table-cell office:value-type="string">
            <text:p>Douglas J. Mazu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VALERIE A GALLO||BARRY W SOUTHARD</text:p>
          </table:table-cell>
          <table:table-cell office:value-type="string">
            <text:p>Valerie A Gallo and Barry W Southard</text:p>
          </table:table-cell>
          <table:table-cell office:value-type="string">
            <text:p>Valerie A. Gallo and Barry W. Southard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AMATO BUILDERS LLC</text:p>
          </table:table-cell>
          <table:table-cell office:value-type="string">
            <text:p>Damato Builders Llc</text:p>
          </table:table-cell>
          <table:table-cell office:value-type="string">
            <text:p>Damato Builders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GRETO NEUHOFF LLC</text:p>
          </table:table-cell>
          <table:table-cell office:value-type="string">
            <text:p>Greto Neuhoff Llc</text:p>
          </table:table-cell>
          <table:table-cell office:value-type="string">
            <text:p>Greto Neuhoff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MARIANNE J HUEBENTHAL</text:p>
          </table:table-cell>
          <table:table-cell office:value-type="string">
            <text:p>Marianne J Huebenthal</text:p>
          </table:table-cell>
          <table:table-cell office:value-type="string">
            <text:p>Marianne J. Huebentha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AROUN MEKMORAKOTH||JADE MEKMORAKOTH||LITA MEKMORAKOTH</text:p>
          </table:table-cell>
          <table:table-cell office:value-type="string">
            <text:p>Mekmorakoth Aroun, Mekmorakoth Jade and Mekmorakoth Lita</text:p>
          </table:table-cell>
          <table:table-cell office:value-type="string">
            <text:p>Aroun, Jade and Lita Mekmorakoth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LUCI D NARDONE||ROBERT P NARDONE</text:p>
          </table:table-cell>
          <table:table-cell office:value-type="string">
            <text:p>Luci D Nardone and Robert P Nardone</text:p>
          </table:table-cell>
          <table:table-cell office:value-type="string">
            <text:p>Luci D. and Robert P. Nardon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ANZIGER HOMES INC</text:p>
          </table:table-cell>
          <table:table-cell office:value-type="string">
            <text:p>Danziger Homes Inc</text:p>
          </table:table-cell>
          <table:table-cell office:value-type="string">
            <text:p>Danziger Homes Inc.</text:p>
          </table:table-cell>
          <table:table-cell table:number-columns-repeated="2"/>
        </table:table-row>
        <table:table-row table:style-name="ro1">
          <table:table-cell office:value-type="string">
            <text:p>STEPHEN A A EVANS||YOLANDA EVANS</text:p>
          </table:table-cell>
          <table:table-cell office:value-type="string">
            <text:p>A A Evans Stephen and Evans Yolanda</text:p>
          </table:table-cell>
          <table:table-cell office:value-type="string">
            <text:p>Stephen A. A. and Yolanda Evan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table:number-columns-repeated="2"/>
        </table:table-row>
        <table:table-row table:style-name="ro1">
          <table:table-cell office:value-type="string">
            <text:p>LISA SALTZMAN</text:p>
          </table:table-cell>
          <table:table-cell office:value-type="string">
            <text:p>Saltzman Lisa</text:p>
          </table:table-cell>
          <table:table-cell office:value-type="string">
            <text:p>Lisa Saltzm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LORETTA ANNE NIZOLEK</text:p>
          </table:table-cell>
          <table:table-cell office:value-type="string">
            <text:p>Anne Nizolek Loretta</text:p>
          </table:table-cell>
          <table:table-cell office:value-type="string">
            <text:p>Loretta Anne Nizolek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HRISTOPHER J MARION</text:p>
          </table:table-cell>
          <table:table-cell office:value-type="string">
            <text:p>Christopher J Marion</text:p>
          </table:table-cell>
          <table:table-cell office:value-type="string">
            <text:p>Christopher J. Mari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LAWRENCE MENDONCA||MICHELLE L MENDONCA</text:p>
          </table:table-cell>
          <table:table-cell office:value-type="string">
            <text:p>Mendonca Lawrence and Michelle L Mendonca</text:p>
          </table:table-cell>
          <table:table-cell office:value-type="string">
            <text:p>Lawrence and Michelle L. Mendonc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EILEEN CRAIG MCQUILLAN||WILLIAM H MCQUILLAN||WILLIAM H MCQUILLAN INDIV</text:p>
          </table:table-cell>
          <table:table-cell office:value-type="string">
            <text:p>Craig McQuillan Eileen, William H McQuillan and H McQuillan Indiv William</text:p>
          </table:table-cell>
          <table:table-cell office:value-type="string">
            <text:p>Eileen Craig McQuillan and William H. McQuillan Indiv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OHN E GALLUCCI</text:p>
          </table:table-cell>
          <table:table-cell office:value-type="string">
            <text:p>John E Gallucci</text:p>
          </table:table-cell>
          <table:table-cell office:value-type="string">
            <text:p>John E. Gallucci</text:p>
          </table:table-cell>
          <table:table-cell table:number-columns-repeated="2"/>
        </table:table-row>
        <table:table-row table:style-name="ro1">
          <table:table-cell office:value-type="string">
            <text:p>COUNTRYWIDE HOME LOANS INC</text:p>
          </table:table-cell>
          <table:table-cell office:value-type="string">
            <text:p>Countrywide Home Loans Inc</text:p>
          </table:table-cell>
          <table:table-cell office:value-type="string">
            <text:p>Countrywide Home Loans Inc.</text:p>
          </table:table-cell>
          <table:table-cell table:number-columns-repeated="2"/>
        </table:table-row>
        <table:table-row table:style-name="ro1">
          <table:table-cell office:value-type="string">
            <text:p>FNMA</text:p>
          </table:table-cell>
          <table:table-cell office:value-type="string">
            <text:p>Fnma</text:p>
          </table:table-cell>
          <table:table-cell office:value-type="string">
            <text:p>Fnma</text:p>
          </table:table-cell>
          <table:table-cell table:number-columns-repeated="2"/>
        </table:table-row>
        <table:table-row table:style-name="ro1">
          <table:table-cell office:value-type="string">
            <text:p>WILLIAM A SCHOFIELD</text:p>
          </table:table-cell>
          <table:table-cell office:value-type="string">
            <text:p>William A Schofield</text:p>
          </table:table-cell>
          <table:table-cell office:value-type="string">
            <text:p>William A. Schofield</text:p>
          </table:table-cell>
          <table:table-cell table:number-columns-repeated="2"/>
        </table:table-row>
        <table:table-row table:style-name="ro1">
          <table:table-cell office:value-type="string">
            <text:p>STERLING ASSOCIATES LLC||NOEL MATHER||BROOKS A MATHER</text:p>
          </table:table-cell>
          <table:table-cell office:value-type="string">
            <text:p>Sterling Associates Llc, Mather Noel and Brooks A Mather</text:p>
          </table:table-cell>
          <table:table-cell office:value-type="string">
            <text:p>Sterling Associates LLC and Noel and Brooks A. Mather</text:p>
          </table:table-cell>
          <table:table-cell table:number-columns-repeated="2"/>
        </table:table-row>
        <table:table-row table:style-name="ro1">
          <table:table-cell office:value-type="string">
            <text:p>ERIC SALVESEN</text:p>
          </table:table-cell>
          <table:table-cell office:value-type="string">
            <text:p>Salvesen Eric</text:p>
          </table:table-cell>
          <table:table-cell office:value-type="string">
            <text:p>Eric Salvese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KATHRYN KRECKER</text:p>
          </table:table-cell>
          <table:table-cell office:value-type="string">
            <text:p>Krecker Kathryn</text:p>
          </table:table-cell>
          <table:table-cell office:value-type="string">
            <text:p>Kathryn Krecker</text:p>
          </table:table-cell>
          <table:table-cell table:number-columns-repeated="2"/>
        </table:table-row>
        <table:table-row table:style-name="ro1">
          <table:table-cell office:value-type="string">
            <text:p>DAUTI CONSTRUCTION LLC</text:p>
          </table:table-cell>
          <table:table-cell office:value-type="string">
            <text:p>Dauti Construction Llc</text:p>
          </table:table-cell>
          <table:table-cell office:value-type="string">
            <text:p>Dauti Construction LLC</text:p>
          </table:table-cell>
          <table:table-cell table:number-columns-repeated="2"/>
        </table:table-row>
        <table:table-row table:style-name="ro1">
          <table:table-cell office:value-type="string">
            <text:p>BARBARA F ORSER</text:p>
          </table:table-cell>
          <table:table-cell office:value-type="string">
            <text:p>Barbara F Orser</text:p>
          </table:table-cell>
          <table:table-cell office:value-type="string">
            <text:p>Barbara F. Orser</text:p>
          </table:table-cell>
          <table:table-cell table:number-columns-repeated="2"/>
        </table:table-row>
        <table:table-row table:style-name="ro1">
          <table:table-cell office:value-type="string">
            <text:p>TILSON CONSTRUCTION INC</text:p>
          </table:table-cell>
          <table:table-cell office:value-type="string">
            <text:p>Tilson Construction Inc</text:p>
          </table:table-cell>
          <table:table-cell office:value-type="string">
            <text:p>Tilson Construction Inc.</text:p>
          </table:table-cell>
          <table:table-cell table:number-columns-repeated="2"/>
        </table:table-row>
        <table:table-row table:style-name="ro1">
          <table:table-cell office:value-type="string">
            <text:p>KATRINA MARIA RAJCOK DEVONA||ANDREW S RAJCOK</text:p>
          </table:table-cell>
          <table:table-cell office:value-type="string">
            <text:p>Maria Rajcok Devona Katrina and Andrew S Rajcok</text:p>
          </table:table-cell>
          <table:table-cell office:value-type="string">
            <text:p>Katrina Maria Rajcok Devona and Andrew S. Rajcok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RICHARD J REILLY</text:p>
          </table:table-cell>
          <table:table-cell office:value-type="string">
            <text:p>Richard J Reilly</text:p>
          </table:table-cell>
          <table:table-cell office:value-type="string">
            <text:p>Richard J. Reill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ROBERT J NIZOLEK</text:p>
          </table:table-cell>
          <table:table-cell office:value-type="string">
            <text:p>Robert J Nizolek</text:p>
          </table:table-cell>
          <table:table-cell office:value-type="string">
            <text:p>Robert J. Nizolek</text:p>
          </table:table-cell>
          <table:table-cell table:number-columns-repeated="2"/>
        </table:table-row>
        <table:table-row table:style-name="ro1">
          <table:table-cell office:value-type="string">
            <text:p>DORA JEAN DESROCHERS</text:p>
          </table:table-cell>
          <table:table-cell office:value-type="string">
            <text:p>Jean Desrochers Dora</text:p>
          </table:table-cell>
          <table:table-cell office:value-type="string">
            <text:p>Dora Jean Desrochers</text:p>
          </table:table-cell>
          <table:table-cell table:number-columns-repeated="2"/>
        </table:table-row>
        <table:table-row table:style-name="ro1">
          <table:table-cell office:value-type="string">
            <text:p>WILLIAM L WRABEL||VIRGINIA A WRABEL</text:p>
          </table:table-cell>
          <table:table-cell office:value-type="string">
            <text:p>William L Wrabel and Virginia A Wrabel</text:p>
          </table:table-cell>
          <table:table-cell office:value-type="string">
            <text:p>William L. and Virginia A. Wrabe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RICHARD G DIPAOLA</text:p>
          </table:table-cell>
          <table:table-cell office:value-type="string">
            <text:p>Richard G Dipaola</text:p>
          </table:table-cell>
          <table:table-cell office:value-type="string">
            <text:p>Richard G. Dipaol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PATRICIA A KUBIT</text:p>
          </table:table-cell>
          <table:table-cell office:value-type="string">
            <text:p>Patricia A Kubit</text:p>
          </table:table-cell>
          <table:table-cell office:value-type="string">
            <text:p>Patricia A. Kubit</text:p>
          </table:table-cell>
          <table:table-cell table:number-columns-repeated="2"/>
        </table:table-row>
        <table:table-row table:style-name="ro1">
          <table:table-cell office:value-type="string">
            <text:p>STEVEN D CARR</text:p>
          </table:table-cell>
          <table:table-cell office:value-type="string">
            <text:p>Steven D Carr</text:p>
          </table:table-cell>
          <table:table-cell office:value-type="string">
            <text:p>Steven D. Carr</text:p>
          </table:table-cell>
          <table:table-cell table:number-columns-repeated="2"/>
        </table:table-row>
        <table:table-row table:style-name="ro1">
          <table:table-cell office:value-type="string">
            <text:p>CATHERINE A HURGIN</text:p>
          </table:table-cell>
          <table:table-cell office:value-type="string">
            <text:p>Catherine A Hurgin</text:p>
          </table:table-cell>
          <table:table-cell office:value-type="string">
            <text:p>Catherine A. Hurgin</text:p>
          </table:table-cell>
          <table:table-cell table:number-columns-repeated="2"/>
        </table:table-row>
        <table:table-row table:style-name="ro1">
          <table:table-cell office:value-type="string">
            <text:p>DWEENA M SANDIFER EST OF</text:p>
          </table:table-cell>
          <table:table-cell office:value-type="string">
            <text:p>Dweena M Sandifer (Estate)</text:p>
          </table:table-cell>
          <table:table-cell office:value-type="string">
            <text:p>Dweena M. Sandifer (estate)</text:p>
          </table:table-cell>
          <table:table-cell table:number-columns-repeated="2"/>
        </table:table-row>
        <table:table-row table:style-name="ro1">
          <table:table-cell office:value-type="string">
            <text:p>PATRICIA A VALIN||ROBERT G VALIN</text:p>
          </table:table-cell>
          <table:table-cell office:value-type="string">
            <text:p>Patricia A Valin and Robert G Valin</text:p>
          </table:table-cell>
          <table:table-cell office:value-type="string">
            <text:p>Patricia A. and Robert G. Valin</text:p>
          </table:table-cell>
          <table:table-cell table:number-columns-repeated="2"/>
        </table:table-row>
        <table:table-row table:style-name="ro1">
          <table:table-cell office:value-type="string">
            <text:p>ERICA ELIO</text:p>
          </table:table-cell>
          <table:table-cell office:value-type="string">
            <text:p>Elio Erica</text:p>
          </table:table-cell>
          <table:table-cell office:value-type="string">
            <text:p>Erica Eli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PAMALA SUSAN DAVIS||MICHAEL E DAVIS</text:p>
          </table:table-cell>
          <table:table-cell office:value-type="string">
            <text:p>Susan Davis Pamala and Michael E Davis</text:p>
          </table:table-cell>
          <table:table-cell office:value-type="string">
            <text:p>Pamala Susan and Michael E. Davis</text:p>
          </table:table-cell>
          <table:table-cell table:number-columns-repeated="2"/>
        </table:table-row>
        <table:table-row table:style-name="ro1">
          <table:table-cell office:value-type="string">
            <text:p>CHRISTINE C FUCHS||J PETER FUCHS</text:p>
          </table:table-cell>
          <table:table-cell office:value-type="string">
            <text:p>Christine C Fuchs and Fuchs J Peter</text:p>
          </table:table-cell>
          <table:table-cell office:value-type="string">
            <text:p>Christine C. and J. Peter Fuchs</text:p>
          </table:table-cell>
          <table:table-cell table:number-columns-repeated="2"/>
        </table:table-row>
        <table:table-row table:style-name="ro1">
          <table:table-cell office:value-type="string">
            <text:p>JOHN L CASCONE||PRISCILLA CASCONE</text:p>
          </table:table-cell>
          <table:table-cell office:value-type="string">
            <text:p>John L Cascone and Cascone Priscilla</text:p>
          </table:table-cell>
          <table:table-cell office:value-type="string">
            <text:p>John L. and Priscilla Cascon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OEL MATHER</text:p>
          </table:table-cell>
          <table:table-cell office:value-type="string">
            <text:p>Mather Noel</text:p>
          </table:table-cell>
          <table:table-cell office:value-type="string">
            <text:p>Noel Mather</text:p>
          </table:table-cell>
          <table:table-cell table:number-columns-repeated="2"/>
        </table:table-row>
        <table:table-row table:style-name="ro1">
          <table:table-cell office:value-type="string">
            <text:p>JANICE J VIZZO</text:p>
          </table:table-cell>
          <table:table-cell office:value-type="string">
            <text:p>Janice J Vizzo</text:p>
          </table:table-cell>
          <table:table-cell office:value-type="string">
            <text:p>Janice J. Vizz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ROBERT T NEFF JR||KRISTEN J ABBATIELLO AKA||KRISTEN J ABBATIELLO-NEFF</text:p>
          </table:table-cell>
          <table:table-cell office:value-type="string">
            <text:p>Robert T Neff Jr, Kristen J Abbatiello and Kristen J Abbatiello-Neff</text:p>
          </table:table-cell>
          <table:table-cell office:value-type="string">
            <text:p>Robert T. Neff Jr., Kristen J. Abbatiello (also known as) and Kristen J. Abbatiello-Neff</text:p>
          </table:table-cell>
          <table:table-cell table:number-columns-repeated="2"/>
        </table:table-row>
        <table:table-row table:style-name="ro1">
          <table:table-cell office:value-type="string">
            <text:p>DAVID KOONCE JR||NANCY KOONCE</text:p>
          </table:table-cell>
          <table:table-cell office:value-type="string">
            <text:p>Koonce David Jr and Koonce Nancy</text:p>
          </table:table-cell>
          <table:table-cell office:value-type="string">
            <text:p>David Koonce Jr. and Nancy Koonc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TEPHEN WHITE||SUSAN WHITE</text:p>
          </table:table-cell>
          <table:table-cell office:value-type="string">
            <text:p>White Stephen and White Susan</text:p>
          </table:table-cell>
          <table:table-cell office:value-type="string">
            <text:p>Stephen and Susan Whit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LYN A FOX||TERESA E FOX</text:p>
          </table:table-cell>
          <table:table-cell office:value-type="string">
            <text:p>Lyn A Fox and Teresa E Fox</text:p>
          </table:table-cell>
          <table:table-cell office:value-type="string">
            <text:p>Lyn A. and Teresa E. Fox</text:p>
          </table:table-cell>
          <table:table-cell table:number-columns-repeated="2"/>
        </table:table-row>
        <table:table-row table:style-name="ro1">
          <table:table-cell office:value-type="string">
            <text:p>DONALD M WILSON||PAMELA F WILSON AKA||PAMELA L F WILSON</text:p>
          </table:table-cell>
          <table:table-cell office:value-type="string">
            <text:p>Donald M Wilson, Pamela F Wilson and L F Wilson Pamela</text:p>
          </table:table-cell>
          <table:table-cell office:value-type="string">
            <text:p>Donald M. and Pamela L. F. Wilson and Pamela F. Wilson (also known as)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PAUL R BERRY||STEPHANIE K BERRY</text:p>
          </table:table-cell>
          <table:table-cell office:value-type="string">
            <text:p>Paul R Berry and Stephanie K Berry</text:p>
          </table:table-cell>
          <table:table-cell office:value-type="string">
            <text:p>Paul R. and Stephanie K. Berry</text:p>
          </table:table-cell>
          <table:table-cell table:number-columns-repeated="2"/>
        </table:table-row>
        <table:table-row table:style-name="ro1">
          <table:table-cell office:value-type="string">
            <text:p>GERALD J CAVALIERE SR</text:p>
          </table:table-cell>
          <table:table-cell office:value-type="string">
            <text:p>Gerald J Cavaliere Sr</text:p>
          </table:table-cell>
          <table:table-cell office:value-type="string">
            <text:p>Gerald J. Cavaliere Sr.</text:p>
          </table:table-cell>
          <table:table-cell table:number-columns-repeated="2"/>
        </table:table-row>
        <table:table-row table:style-name="ro1">
          <table:table-cell office:value-type="string">
            <text:p>RICHARD GRACY BUILDERS LLC</text:p>
          </table:table-cell>
          <table:table-cell office:value-type="string">
            <text:p>Richard Gracy Builders Llc</text:p>
          </table:table-cell>
          <table:table-cell office:value-type="string">
            <text:p>Richard Gracy Builders LLC</text:p>
          </table:table-cell>
          <table:table-cell table:number-columns-repeated="2"/>
        </table:table-row>
        <table:table-row table:style-name="ro1">
          <table:table-cell office:value-type="string">
            <text:p>RONALD G FENAROLI||TAMMY FENAROLI</text:p>
          </table:table-cell>
          <table:table-cell office:value-type="string">
            <text:p>Ronald G Fenaroli and Fenaroli Tammy</text:p>
          </table:table-cell>
          <table:table-cell office:value-type="string">
            <text:p>Ronald G. and Tammy Fenaroli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HELEN C KEKES</text:p>
          </table:table-cell>
          <table:table-cell office:value-type="string">
            <text:p>Helen C Kekes</text:p>
          </table:table-cell>
          <table:table-cell office:value-type="string">
            <text:p>Helen C. Kekes</text:p>
          </table:table-cell>
          <table:table-cell table:number-columns-repeated="2"/>
        </table:table-row>
        <table:table-row table:style-name="ro1">
          <table:table-cell office:value-type="string">
            <text:p>VERDAT KALA</text:p>
          </table:table-cell>
          <table:table-cell office:value-type="string">
            <text:p>Kala Verdat</text:p>
          </table:table-cell>
          <table:table-cell office:value-type="string">
            <text:p>Verdat Kal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ALESSANDRO MALLAGUTTI</text:p>
          </table:table-cell>
          <table:table-cell office:value-type="string">
            <text:p>Mallagutti Alessandro</text:p>
          </table:table-cell>
          <table:table-cell office:value-type="string">
            <text:p>Alessandro Mallagutti</text:p>
          </table:table-cell>
          <table:table-cell table:number-columns-repeated="2"/>
        </table:table-row>
        <table:table-row table:style-name="ro1">
          <table:table-cell office:value-type="string">
            <text:p>BEAVER DAM DEVELOPMENT LLC</text:p>
          </table:table-cell>
          <table:table-cell office:value-type="string">
            <text:p>Beaver Dam Development Llc</text:p>
          </table:table-cell>
          <table:table-cell office:value-type="string">
            <text:p>Beaver Dam Development LLC</text:p>
          </table:table-cell>
          <table:table-cell table:number-columns-repeated="2"/>
        </table:table-row>
        <table:table-row table:style-name="ro1">
          <table:table-cell office:value-type="string">
            <text:p>JARET M PULLEN</text:p>
          </table:table-cell>
          <table:table-cell office:value-type="string">
            <text:p>Jaret M Pullen</text:p>
          </table:table-cell>
          <table:table-cell office:value-type="string">
            <text:p>Jaret M. Pullen</text:p>
          </table:table-cell>
          <table:table-cell table:number-columns-repeated="2"/>
        </table:table-row>
        <table:table-row table:style-name="ro1">
          <table:table-cell office:value-type="string">
            <text:p>WILLIAM C WEIS</text:p>
          </table:table-cell>
          <table:table-cell office:value-type="string">
            <text:p>William C Weis</text:p>
          </table:table-cell>
          <table:table-cell office:value-type="string">
            <text:p>William C. Weis</text:p>
          </table:table-cell>
          <table:table-cell table:number-columns-repeated="2"/>
        </table:table-row>
        <table:table-row table:style-name="ro1">
          <table:table-cell office:value-type="string">
            <text:p>THOMAS MCGUIRE||MARYBETH MCGUIRE</text:p>
          </table:table-cell>
          <table:table-cell office:value-type="string">
            <text:p>McGuire Thomas and McGuire Marybeth</text:p>
          </table:table-cell>
          <table:table-cell office:value-type="string">
            <text:p>Thomas and Marybeth McGuir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AVID H MEAD AKA||DAVID N MEAD||JEAN ANN MEAD</text:p>
          </table:table-cell>
          <table:table-cell office:value-type="string">
            <text:p>Also known as David H Mead, David N Mead and Ann Mead Jean</text:p>
          </table:table-cell>
          <table:table-cell office:value-type="string">
            <text:p>David H. Mead (also known as) and David N. and Jean Ann Mead</text:p>
          </table:table-cell>
          <table:table-cell table:number-columns-repeated="2"/>
        </table:table-row>
        <table:table-row table:style-name="ro1">
          <table:table-cell office:value-type="string">
            <text:p>NADINE GILLIGAN</text:p>
          </table:table-cell>
          <table:table-cell office:value-type="string">
            <text:p>Gilligan Nadine</text:p>
          </table:table-cell>
          <table:table-cell office:value-type="string">
            <text:p>Nadine Gillig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RALPH H LOVELAND</text:p>
          </table:table-cell>
          <table:table-cell office:value-type="string">
            <text:p>Ralph H Loveland</text:p>
          </table:table-cell>
          <table:table-cell office:value-type="string">
            <text:p>Ralph H. Loveland</text:p>
          </table:table-cell>
          <table:table-cell table:number-columns-repeated="2"/>
        </table:table-row>
        <table:table-row table:style-name="ro1">
          <table:table-cell office:value-type="string">
            <text:p>SIDNEY WESTERMAN AKA||SYDNEY WESTERMAN</text:p>
          </table:table-cell>
          <table:table-cell office:value-type="string">
            <text:p>Also known as Westerman Sidney and Westerman Sydney</text:p>
          </table:table-cell>
          <table:table-cell office:value-type="string">
            <text:p>Sidney Westerman (also known as) and Sydney Westerman</text:p>
          </table:table-cell>
          <table:table-cell table:number-columns-repeated="2"/>
        </table:table-row>
        <table:table-row table:style-name="ro1">
          <table:table-cell office:value-type="string">
            <text:p>RICHARD P GREENAWALT ET AL||SONYA GREENAWALT</text:p>
          </table:table-cell>
          <table:table-cell office:value-type="string">
            <text:p>Richard P Greenawalt (and Others) and Greenawalt Sonya</text:p>
          </table:table-cell>
          <table:table-cell office:value-type="string">
            <text:p>Richard P. Greenawalt (et al) and Sonya Greenawalt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ANTONIO G ALAGNA EST OF</text:p>
          </table:table-cell>
          <table:table-cell office:value-type="string">
            <text:p>Antonio G Alagna (Estate)</text:p>
          </table:table-cell>
          <table:table-cell office:value-type="string">
            <text:p>Antonio G. Alagna (estate)</text:p>
          </table:table-cell>
          <table:table-cell table:number-columns-repeated="2"/>
        </table:table-row>
        <table:table-row table:style-name="ro1">
          <table:table-cell office:value-type="string">
            <text:p>LEIGH A LINCOLN</text:p>
          </table:table-cell>
          <table:table-cell office:value-type="string">
            <text:p>Leigh A Lincoln</text:p>
          </table:table-cell>
          <table:table-cell office:value-type="string">
            <text:p>Leigh A. Lincol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FREDERIC H CHILD||MARYANN P OCONNOR</text:p>
          </table:table-cell>
          <table:table-cell office:value-type="string">
            <text:p>Frederic H Child and Maryann P Oconnor</text:p>
          </table:table-cell>
          <table:table-cell office:value-type="string">
            <text:p>Frederic H. Child and Maryann P. Oconnor</text:p>
          </table:table-cell>
          <table:table-cell table:number-columns-repeated="2"/>
        </table:table-row>
        <table:table-row table:style-name="ro1">
          <table:table-cell office:value-type="string">
            <text:p>BRUCE P HAAS||KEVIN B HAAS</text:p>
          </table:table-cell>
          <table:table-cell office:value-type="string">
            <text:p>Bruce P Haas and Kevin B Haas</text:p>
          </table:table-cell>
          <table:table-cell office:value-type="string">
            <text:p>Bruce P. and Kevin B. Haas</text:p>
          </table:table-cell>
          <table:table-cell table:number-columns-repeated="2"/>
        </table:table-row>
        <table:table-row table:style-name="ro1">
          <table:table-cell office:value-type="string">
            <text:p>HANLON PROPERTY LLC</text:p>
          </table:table-cell>
          <table:table-cell office:value-type="string">
            <text:p>Hanlon Property Llc</text:p>
          </table:table-cell>
          <table:table-cell office:value-type="string">
            <text:p>Hanlon Property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YNTHIA KENEFICK NASH||ROBERT A NASH</text:p>
          </table:table-cell>
          <table:table-cell office:value-type="string">
            <text:p>Kenefick Nash Cynthia and Robert A Nash</text:p>
          </table:table-cell>
          <table:table-cell office:value-type="string">
            <text:p>Cynthia Kenefick and Robert A. Nash</text:p>
          </table:table-cell>
          <table:table-cell table:number-columns-repeated="2"/>
        </table:table-row>
        <table:table-row table:style-name="ro1">
          <table:table-cell office:value-type="string">
            <text:p>GOLDBACH BUILDERS LLC</text:p>
          </table:table-cell>
          <table:table-cell office:value-type="string">
            <text:p>Goldbach Builders Llc</text:p>
          </table:table-cell>
          <table:table-cell office:value-type="string">
            <text:p>Goldbach Builders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GARY ELLIS JOHNSON</text:p>
          </table:table-cell>
          <table:table-cell table:number-columns-repeated="2" office:value-type="string">
            <text:p>Gary Ellis Johnson</text:p>
          </table:table-cell>
          <table:table-cell table:number-columns-repeated="2"/>
        </table:table-row>
        <table:table-row table:style-name="ro1">
          <table:table-cell office:value-type="string">
            <text:p>DWAYNE K SCHMIDT||FAWN M SCHMIDT</text:p>
          </table:table-cell>
          <table:table-cell office:value-type="string">
            <text:p>Dwayne K Schmidt and Fawn M Schmidt</text:p>
          </table:table-cell>
          <table:table-cell office:value-type="string">
            <text:p>Dwayne K. and Fawn M. Schmidt</text:p>
          </table:table-cell>
          <table:table-cell table:number-columns-repeated="2"/>
        </table:table-row>
        <table:table-row table:style-name="ro1">
          <table:table-cell office:value-type="string">
            <text:p>Anna Franc</text:p>
          </table:table-cell>
          <table:table-cell office:value-type="string">
            <text:p>Franc Anna</text:p>
          </table:table-cell>
          <table:table-cell office:value-type="string">
            <text:p>Anna Franc</text:p>
          </table:table-cell>
          <table:table-cell table:number-columns-repeated="2"/>
        </table:table-row>
        <table:table-row table:style-name="ro1">
          <table:table-cell office:value-type="string">
            <text:p>H R T CONSTRUCTION LLC</text:p>
          </table:table-cell>
          <table:table-cell office:value-type="string">
            <text:p>H R T Construction Llc</text:p>
          </table:table-cell>
          <table:table-cell office:value-type="string">
            <text:p>H R T Construction LLC</text:p>
          </table:table-cell>
          <table:table-cell table:number-columns-repeated="2"/>
        </table:table-row>
        <table:table-row table:style-name="ro1">
          <table:table-cell office:value-type="string">
            <text:p>CANTERBURY LAND DEVELOPMENT LLC</text:p>
          </table:table-cell>
          <table:table-cell office:value-type="string">
            <text:p>Canterbury Land Development Llc</text:p>
          </table:table-cell>
          <table:table-cell office:value-type="string">
            <text:p>Canterbury Land Development LLC</text:p>
          </table:table-cell>
          <table:table-cell table:number-columns-repeated="2"/>
        </table:table-row>
        <table:table-row table:style-name="ro1">
          <table:table-cell office:value-type="string">
            <text:p>INGEBORG LEE MULLER</text:p>
          </table:table-cell>
          <table:table-cell office:value-type="string">
            <text:p>Lee Muller Ingeborg</text:p>
          </table:table-cell>
          <table:table-cell office:value-type="string">
            <text:p>Ingeborg Lee Muller</text:p>
          </table:table-cell>
          <table:table-cell table:number-columns-repeated="2"/>
        </table:table-row>
        <table:table-row table:style-name="ro1">
          <table:table-cell office:value-type="string">
            <text:p>Kimberly A Palczynski</text:p>
          </table:table-cell>
          <table:table-cell office:value-type="string">
            <text:p>Kimberly A Palczynski</text:p>
          </table:table-cell>
          <table:table-cell office:value-type="string">
            <text:p>Kimberly A. Palczynski</text:p>
          </table:table-cell>
          <table:table-cell table:number-columns-repeated="2"/>
        </table:table-row>
        <table:table-row table:style-name="ro1">
          <table:table-cell office:value-type="string">
            <text:p>ANNA PAUGH||ROBERT H PAUGH JR</text:p>
          </table:table-cell>
          <table:table-cell office:value-type="string">
            <text:p>Paugh Anna and Robert H Paugh Jr</text:p>
          </table:table-cell>
          <table:table-cell office:value-type="string">
            <text:p>Anna Paugh and Robert H. Paugh Jr.</text:p>
          </table:table-cell>
          <table:table-cell table:number-columns-repeated="2"/>
        </table:table-row>
        <table:table-row table:style-name="ro1">
          <table:table-cell office:value-type="string">
            <text:p>BETTY J GRIFFIN||JOHN R GRIFFIN SR</text:p>
          </table:table-cell>
          <table:table-cell office:value-type="string">
            <text:p>Betty J Griffin and John R Griffin Sr</text:p>
          </table:table-cell>
          <table:table-cell office:value-type="string">
            <text:p>Betty J. Griffin and John R. Griffin Sr.</text:p>
          </table:table-cell>
          <table:table-cell table:number-columns-repeated="2"/>
        </table:table-row>
        <table:table-row table:style-name="ro1">
          <table:table-cell office:value-type="string">
            <text:p>SHAWN M CARON</text:p>
          </table:table-cell>
          <table:table-cell office:value-type="string">
            <text:p>Shawn M Caron</text:p>
          </table:table-cell>
          <table:table-cell office:value-type="string">
            <text:p>Shawn M. Caron</text:p>
          </table:table-cell>
          <table:table-cell table:number-columns-repeated="2"/>
        </table:table-row>
        <table:table-row table:style-name="ro1">
          <table:table-cell office:value-type="string">
            <text:p>DOROTHY L BOURASSA EST OF</text:p>
          </table:table-cell>
          <table:table-cell office:value-type="string">
            <text:p>Dorothy L Bourassa (Estate)</text:p>
          </table:table-cell>
          <table:table-cell office:value-type="string">
            <text:p>Dorothy L. Bourassa (estate)</text:p>
          </table:table-cell>
          <table:table-cell table:number-columns-repeated="2"/>
        </table:table-row>
        <table:table-row table:style-name="ro1">
          <table:table-cell office:value-type="string">
            <text:p>CARROLL, THOMAS L JR</text:p>
          </table:table-cell>
          <table:table-cell office:value-type="string">
            <text:p>Thomas L Carroll Jr</text:p>
          </table:table-cell>
          <table:table-cell office:value-type="string">
            <text:p>Thomas L. Carroll Jr.</text:p>
          </table:table-cell>
          <table:table-cell table:number-columns-repeated="2"/>
        </table:table-row>
        <table:table-row table:style-name="ro1">
          <table:table-cell office:value-type="string">
            <text:p>MARK E SIEVEL</text:p>
          </table:table-cell>
          <table:table-cell office:value-type="string">
            <text:p>Mark E Sievel</text:p>
          </table:table-cell>
          <table:table-cell office:value-type="string">
            <text:p>Mark E. Sievel</text:p>
          </table:table-cell>
          <table:table-cell table:number-columns-repeated="2"/>
        </table:table-row>
        <table:table-row table:style-name="ro1">
          <table:table-cell office:value-type="string">
            <text:p>STEVEN B STEIGLITZ</text:p>
          </table:table-cell>
          <table:table-cell office:value-type="string">
            <text:p>Steven B Steiglitz</text:p>
          </table:table-cell>
          <table:table-cell office:value-type="string">
            <text:p>Steven B. Steiglitz</text:p>
          </table:table-cell>
          <table:table-cell table:number-columns-repeated="2"/>
        </table:table-row>
        <table:table-row table:style-name="ro1">
          <table:table-cell office:value-type="string">
            <text:p>ELIZABETH STAPLES EST OF</text:p>
          </table:table-cell>
          <table:table-cell office:value-type="string">
            <text:p>Staples Elizabeth (Estate)</text:p>
          </table:table-cell>
          <table:table-cell office:value-type="string">
            <text:p>Elizabeth Staples (estate)</text:p>
          </table:table-cell>
          <table:table-cell table:number-columns-repeated="2"/>
        </table:table-row>
        <table:table-row table:style-name="ro1">
          <table:table-cell office:value-type="string">
            <text:p>PETER J LA MONTE||SUSAN V LA MONTE</text:p>
          </table:table-cell>
          <table:table-cell office:value-type="string">
            <text:p>J La Monte Peter and V La Monte Susan</text:p>
          </table:table-cell>
          <table:table-cell office:value-type="string">
            <text:p>Peter J. La and Susan V. La Mont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EDWARD J RAYMOND||NANCY E RAYMOND</text:p>
          </table:table-cell>
          <table:table-cell office:value-type="string">
            <text:p>Edward J Raymond and Nancy E Raymond</text:p>
          </table:table-cell>
          <table:table-cell office:value-type="string">
            <text:p>Edward J. and Nancy E. Raymond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HENRY C CLARK</text:p>
          </table:table-cell>
          <table:table-cell office:value-type="string">
            <text:p>Henry C Clark</text:p>
          </table:table-cell>
          <table:table-cell office:value-type="string">
            <text:p>Henry C. Clark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GORDON J ANDERSON</text:p>
          </table:table-cell>
          <table:table-cell office:value-type="string">
            <text:p>Gordon J Anderson</text:p>
          </table:table-cell>
          <table:table-cell office:value-type="string">
            <text:p>Gordon J. Anderson</text:p>
          </table:table-cell>
          <table:table-cell table:number-columns-repeated="2"/>
        </table:table-row>
        <table:table-row table:style-name="ro1">
          <table:table-cell office:value-type="string">
            <text:p>TALON RIDGE BUILDERS LLC</text:p>
          </table:table-cell>
          <table:table-cell office:value-type="string">
            <text:p>Talon Ridge Builders Llc</text:p>
          </table:table-cell>
          <table:table-cell office:value-type="string">
            <text:p>Talon Ridge Builders LLC</text:p>
          </table:table-cell>
          <table:table-cell table:number-columns-repeated="2"/>
        </table:table-row>
        <table:table-row table:style-name="ro1">
          <table:table-cell office:value-type="string">
            <text:p>DANIEL T SNELLMAN ET AL||CITIBANK NA||MORTGAGE ELECTRONIC REGISTRATION SYSTEMS INC</text:p>
          </table:table-cell>
          <table:table-cell office:value-type="string">
            <text:p>Daniel T Snellman (and Others), Citibank Na and Mortgage Electronic Registration Systems Inc</text:p>
          </table:table-cell>
          <table:table-cell office:value-type="string">
            <text:p>Daniel T. Snellman (et al), Citibank NA and Mortgage Electronic Registration Systems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ONJIM REALTY LLC</text:p>
          </table:table-cell>
          <table:table-cell office:value-type="string">
            <text:p>Donjim Realty Llc</text:p>
          </table:table-cell>
          <table:table-cell office:value-type="string">
            <text:p>Donjim Realty LLC</text:p>
          </table:table-cell>
          <table:table-cell table:number-columns-repeated="2"/>
        </table:table-row>
        <table:table-row table:style-name="ro1">
          <table:table-cell office:value-type="string">
            <text:p>KAREN P THOMAS||STEVEN J THOMAS</text:p>
          </table:table-cell>
          <table:table-cell office:value-type="string">
            <text:p>Karen P Thomas and Steven J Thomas</text:p>
          </table:table-cell>
          <table:table-cell office:value-type="string">
            <text:p>Karen P. and Steven J. Thomas</text:p>
          </table:table-cell>
          <table:table-cell table:number-columns-repeated="2"/>
        </table:table-row>
        <table:table-row table:style-name="ro1">
          <table:table-cell office:value-type="string">
            <text:p>JANICE A LUVERA</text:p>
          </table:table-cell>
          <table:table-cell office:value-type="string">
            <text:p>Janice A Luvera</text:p>
          </table:table-cell>
          <table:table-cell office:value-type="string">
            <text:p>Janice A. Luvera</text:p>
          </table:table-cell>
          <table:table-cell table:number-columns-repeated="2"/>
        </table:table-row>
        <table:table-row table:style-name="ro1">
          <table:table-cell office:value-type="string">
            <text:p>DAVID L GOODWICK</text:p>
          </table:table-cell>
          <table:table-cell office:value-type="string">
            <text:p>David L Goodwick</text:p>
          </table:table-cell>
          <table:table-cell office:value-type="string">
            <text:p>David L. Goodwick</text:p>
          </table:table-cell>
          <table:table-cell table:number-columns-repeated="2"/>
        </table:table-row>
        <table:table-row table:style-name="ro1">
          <table:table-cell office:value-type="string">
            <text:p>R MASTRONI DEVELOPMENT LLC</text:p>
          </table:table-cell>
          <table:table-cell office:value-type="string">
            <text:p>R Mastroni Development Llc</text:p>
          </table:table-cell>
          <table:table-cell office:value-type="string">
            <text:p>R Mastroni Development LLC</text:p>
          </table:table-cell>
          <table:table-cell table:number-columns-repeated="2"/>
        </table:table-row>
        <table:table-row table:style-name="ro1">
          <table:table-cell office:value-type="string">
            <text:p>KATHIE M KYLE</text:p>
          </table:table-cell>
          <table:table-cell office:value-type="string">
            <text:p>Kathie M Kyle</text:p>
          </table:table-cell>
          <table:table-cell office:value-type="string">
            <text:p>Kathie M. Kyle</text:p>
          </table:table-cell>
          <table:table-cell table:number-columns-repeated="2"/>
        </table:table-row>
        <table:table-row table:style-name="ro1">
          <table:table-cell office:value-type="string">
            <text:p>STERLING ASSOCIATES LLC||RISKO FOUNDATIONS LLC</text:p>
          </table:table-cell>
          <table:table-cell office:value-type="string">
            <text:p>Sterling Associates Llc and Risko Foundations Llc</text:p>
          </table:table-cell>
          <table:table-cell office:value-type="string">
            <text:p>Sterling Associates LLC and Risko Foundations LLC</text:p>
          </table:table-cell>
          <table:table-cell table:number-columns-repeated="2"/>
        </table:table-row>
        <table:table-row table:style-name="ro1">
          <table:table-cell office:value-type="string">
            <text:p>CHARLES W KOCH</text:p>
          </table:table-cell>
          <table:table-cell office:value-type="string">
            <text:p>Charles W Koch</text:p>
          </table:table-cell>
          <table:table-cell office:value-type="string">
            <text:p>Charles W. Koch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ENNIFER E FLOOD||WILLIAM M FLOOD JR</text:p>
          </table:table-cell>
          <table:table-cell office:value-type="string">
            <text:p>Jennifer E Flood and William M Flood Jr</text:p>
          </table:table-cell>
          <table:table-cell office:value-type="string">
            <text:p>Jennifer E. Flood and William M. Flood Jr.</text:p>
          </table:table-cell>
          <table:table-cell table:number-columns-repeated="2"/>
        </table:table-row>
        <table:table-row table:style-name="ro1">
          <table:table-cell office:value-type="string">
            <text:p>NANCY E PHANEUF||ROBERT O PHANEUF</text:p>
          </table:table-cell>
          <table:table-cell office:value-type="string">
            <text:p>Nancy E Phaneuf and Robert O Phaneuf</text:p>
          </table:table-cell>
          <table:table-cell office:value-type="string">
            <text:p>Nancy E. and Robert O. Phaneuf</text:p>
          </table:table-cell>
          <table:table-cell table:number-columns-repeated="2"/>
        </table:table-row>
        <table:table-row table:style-name="ro1">
          <table:table-cell office:value-type="string">
            <text:p>MARK A BALLARD</text:p>
          </table:table-cell>
          <table:table-cell office:value-type="string">
            <text:p>Mark A Ballard</text:p>
          </table:table-cell>
          <table:table-cell office:value-type="string">
            <text:p>Mark A. Ballard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ENNIS CATINO||SUSAN CATINO</text:p>
          </table:table-cell>
          <table:table-cell office:value-type="string">
            <text:p>Catino Dennis and Catino Susan</text:p>
          </table:table-cell>
          <table:table-cell office:value-type="string">
            <text:p>Dennis and Susan Catino</text:p>
          </table:table-cell>
          <table:table-cell table:number-columns-repeated="2"/>
        </table:table-row>
        <table:table-row table:style-name="ro1">
          <table:table-cell office:value-type="string">
            <text:p>WAYNE P BUTTNER||JUNE BUTTNER</text:p>
          </table:table-cell>
          <table:table-cell office:value-type="string">
            <text:p>Wayne P Buttner and Buttner June</text:p>
          </table:table-cell>
          <table:table-cell office:value-type="string">
            <text:p>Wayne P. and June Buttner</text:p>
          </table:table-cell>
          <table:table-cell table:number-columns-repeated="2"/>
        </table:table-row>
        <table:table-row table:style-name="ro1">
          <table:table-cell office:value-type="string">
            <text:p>ANNA FIGLIOLA||PATSY J FIGLIOLA</text:p>
          </table:table-cell>
          <table:table-cell office:value-type="string">
            <text:p>Figliola Anna and Patsy J Figliola</text:p>
          </table:table-cell>
          <table:table-cell office:value-type="string">
            <text:p>Anna and Patsy J. Figliola</text:p>
          </table:table-cell>
          <table:table-cell table:number-columns-repeated="2"/>
        </table:table-row>
        <table:table-row table:style-name="ro1">
          <table:table-cell office:value-type="string">
            <text:p>JOHN M NAGY||NANCY M NAGY</text:p>
          </table:table-cell>
          <table:table-cell office:value-type="string">
            <text:p>John M Nagy and Nancy M Nagy</text:p>
          </table:table-cell>
          <table:table-cell office:value-type="string">
            <text:p>John M. and Nancy M. Nag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RONALD G FENAROLI||TAMMY L FENAROLI</text:p>
          </table:table-cell>
          <table:table-cell office:value-type="string">
            <text:p>Ronald G Fenaroli and Tammy L Fenaroli</text:p>
          </table:table-cell>
          <table:table-cell office:value-type="string">
            <text:p>Ronald G. and Tammy L. Fenaroli</text:p>
          </table:table-cell>
          <table:table-cell table:number-columns-repeated="2"/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  <table:table-cell table:number-columns-repeated="2"/>
        </table:table-row>
        <table:table-row table:style-name="ro1">
          <table:table-cell office:value-type="string">
            <text:p>ALBERT S BOYSON</text:p>
          </table:table-cell>
          <table:table-cell office:value-type="string">
            <text:p>Albert S Boyson</text:p>
          </table:table-cell>
          <table:table-cell office:value-type="string">
            <text:p>Albert S. Boyson</text:p>
          </table:table-cell>
          <table:table-cell table:number-columns-repeated="2"/>
        </table:table-row>
        <table:table-row table:style-name="ro1">
          <table:table-cell office:value-type="string">
            <text:p>JEANINE L GREAVES</text:p>
          </table:table-cell>
          <table:table-cell office:value-type="string">
            <text:p>Jeanine L Greaves</text:p>
          </table:table-cell>
          <table:table-cell office:value-type="string">
            <text:p>Jeanine L. Greaves</text:p>
          </table:table-cell>
          <table:table-cell table:number-columns-repeated="2"/>
        </table:table-row>
        <table:table-row table:style-name="ro1">
          <table:table-cell office:value-type="string">
            <text:p>TARA A BRYSON</text:p>
          </table:table-cell>
          <table:table-cell office:value-type="string">
            <text:p>Tara A Bryson</text:p>
          </table:table-cell>
          <table:table-cell office:value-type="string">
            <text:p>Tara A. Bryson</text:p>
          </table:table-cell>
          <table:table-cell table:number-columns-repeated="2"/>
        </table:table-row>
        <table:table-row table:style-name="ro1">
          <table:table-cell office:value-type="string">
            <text:p>CANTERBURY LAND DEVELOPMENT LLC</text:p>
          </table:table-cell>
          <table:table-cell office:value-type="string">
            <text:p>Canterbury Land Development Llc</text:p>
          </table:table-cell>
          <table:table-cell office:value-type="string">
            <text:p>Canterbury Land Development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TEPHEN A MAURIELLO</text:p>
          </table:table-cell>
          <table:table-cell office:value-type="string">
            <text:p>Stephen A Mauriello</text:p>
          </table:table-cell>
          <table:table-cell office:value-type="string">
            <text:p>Stephen A. Mauriello</text:p>
          </table:table-cell>
          <table:table-cell table:number-columns-repeated="2"/>
        </table:table-row>
        <table:table-row table:style-name="ro1">
          <table:table-cell office:value-type="string">
            <text:p>MCDILLON HOLDINGS INC</text:p>
          </table:table-cell>
          <table:table-cell office:value-type="string">
            <text:p>McDillon Holdings Inc</text:p>
          </table:table-cell>
          <table:table-cell office:value-type="string">
            <text:p>McDillon Holdings Inc.</text:p>
          </table:table-cell>
          <table:table-cell table:number-columns-repeated="2"/>
        </table:table-row>
        <table:table-row table:style-name="ro1">
          <table:table-cell office:value-type="string">
            <text:p>JOHN ALBANO||EDWARD J GAYDOS</text:p>
          </table:table-cell>
          <table:table-cell office:value-type="string">
            <text:p>Albano John and Edward J Gaydos</text:p>
          </table:table-cell>
          <table:table-cell office:value-type="string">
            <text:p>John Albano and Edward J. Gaydos</text:p>
          </table:table-cell>
          <table:table-cell table:number-columns-repeated="2"/>
        </table:table-row>
        <table:table-row table:style-name="ro1">
          <table:table-cell office:value-type="string">
            <text:p>MELODY H MIKO</text:p>
          </table:table-cell>
          <table:table-cell office:value-type="string">
            <text:p>Melody H Miko</text:p>
          </table:table-cell>
          <table:table-cell office:value-type="string">
            <text:p>Melody H. Miko</text:p>
          </table:table-cell>
          <table:table-cell table:number-columns-repeated="2"/>
        </table:table-row>
        <table:table-row table:style-name="ro1">
          <table:table-cell office:value-type="string">
            <text:p>R &amp; G RIVERVIEW ASSOCIATES LLC</text:p>
          </table:table-cell>
          <table:table-cell office:value-type="string">
            <text:p>R &amp; G Riverview Associates Llc</text:p>
          </table:table-cell>
          <table:table-cell office:value-type="string">
            <text:p>R &amp; G Riverview Associates LLC</text:p>
          </table:table-cell>
          <table:table-cell table:number-columns-repeated="2"/>
        </table:table-row>
        <table:table-row table:style-name="ro1">
          <table:table-cell office:value-type="string">
            <text:p>NORMAN T JONES</text:p>
          </table:table-cell>
          <table:table-cell office:value-type="string">
            <text:p>Norman T Jones</text:p>
          </table:table-cell>
          <table:table-cell office:value-type="string">
            <text:p>Norman T. Jones</text:p>
          </table:table-cell>
          <table:table-cell table:number-columns-repeated="2"/>
        </table:table-row>
        <table:table-row table:style-name="ro1">
          <table:table-cell office:value-type="string">
            <text:p>SUSANE E TOMPKINS</text:p>
          </table:table-cell>
          <table:table-cell office:value-type="string">
            <text:p>Susane E Tompkins</text:p>
          </table:table-cell>
          <table:table-cell office:value-type="string">
            <text:p>Susane E. Tompkins</text:p>
          </table:table-cell>
          <table:table-cell table:number-columns-repeated="2"/>
        </table:table-row>
        <table:table-row table:style-name="ro1">
          <table:table-cell office:value-type="string">
            <text:p>ERIC H CHANKO</text:p>
          </table:table-cell>
          <table:table-cell office:value-type="string">
            <text:p>Eric H Chanko</text:p>
          </table:table-cell>
          <table:table-cell office:value-type="string">
            <text:p>Eric H. Chank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ANIEL P KENNEDY||JENNIFER A KENNEDY</text:p>
          </table:table-cell>
          <table:table-cell office:value-type="string">
            <text:p>Daniel P Kennedy and Jennifer A Kennedy</text:p>
          </table:table-cell>
          <table:table-cell office:value-type="string">
            <text:p>Daniel P. and Jennifer A. Kennedy</text:p>
          </table:table-cell>
          <table:table-cell table:number-columns-repeated="2"/>
        </table:table-row>
        <table:table-row table:style-name="ro1">
          <table:table-cell office:value-type="string">
            <text:p>David F Butz</text:p>
          </table:table-cell>
          <table:table-cell office:value-type="string">
            <text:p>David F Butz</text:p>
          </table:table-cell>
          <table:table-cell office:value-type="string">
            <text:p>David F. Butz</text:p>
          </table:table-cell>
          <table:table-cell table:number-columns-repeated="2"/>
        </table:table-row>
        <table:table-row table:style-name="ro1">
          <table:table-cell office:value-type="string">
            <text:p>EVELYN M GUR</text:p>
          </table:table-cell>
          <table:table-cell office:value-type="string">
            <text:p>Evelyn M Gur</text:p>
          </table:table-cell>
          <table:table-cell office:value-type="string">
            <text:p>Evelyn M. Gur</text:p>
          </table:table-cell>
          <table:table-cell table:number-columns-repeated="2"/>
        </table:table-row>
        <table:table-row table:style-name="ro1">
          <table:table-cell office:value-type="string">
            <text:p>MEGAN PARSONS AKA||MARGARET M PARSONS</text:p>
          </table:table-cell>
          <table:table-cell office:value-type="string">
            <text:p>Also known as Parsons Megan and Margaret M Parsons</text:p>
          </table:table-cell>
          <table:table-cell office:value-type="string">
            <text:p>Megan Parsons (also known as) and Margaret M. Parsons</text:p>
          </table:table-cell>
          <table:table-cell table:number-columns-repeated="2"/>
        </table:table-row>
        <table:table-row table:style-name="ro1">
          <table:table-cell office:value-type="string">
            <text:p>DANIEL A KORMANIK</text:p>
          </table:table-cell>
          <table:table-cell office:value-type="string">
            <text:p>Daniel A Kormanik</text:p>
          </table:table-cell>
          <table:table-cell office:value-type="string">
            <text:p>Daniel A. Kormanik</text:p>
          </table:table-cell>
          <table:table-cell table:number-columns-repeated="2"/>
        </table:table-row>
        <table:table-row table:style-name="ro1">
          <table:table-cell office:value-type="string">
            <text:p>JOSEPH JOHN NOVELLA</text:p>
          </table:table-cell>
          <table:table-cell office:value-type="string">
            <text:p>John Novella Joseph</text:p>
          </table:table-cell>
          <table:table-cell office:value-type="string">
            <text:p>Joseph John Novell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ASERIA, EUSTACIO CASERIA, JILL K</text:p>
          </table:table-cell>
          <table:table-cell office:value-type="string">
            <text:p>Caseria, Eustacio Jill K Caseria</text:p>
          </table:table-cell>
          <table:table-cell office:value-type="string">
            <text:p>Eustacio Caseria, Jill K. Caseria</text:p>
          </table:table-cell>
          <table:table-cell table:number-columns-repeated="2"/>
        </table:table-row>
        <table:table-row table:style-name="ro1">
          <table:table-cell office:value-type="string">
            <text:p>DONALD M CAVANAUGH</text:p>
          </table:table-cell>
          <table:table-cell office:value-type="string">
            <text:p>Donald M Cavanaugh</text:p>
          </table:table-cell>
          <table:table-cell office:value-type="string">
            <text:p>Donald M. Cavanaugh</text:p>
          </table:table-cell>
          <table:table-cell table:number-columns-repeated="2"/>
        </table:table-row>
        <table:table-row table:style-name="ro1">
          <table:table-cell office:value-type="string">
            <text:p>SUSAN EDMONDS WIGGINS</text:p>
          </table:table-cell>
          <table:table-cell office:value-type="string">
            <text:p>Edmonds Wiggins Susan</text:p>
          </table:table-cell>
          <table:table-cell office:value-type="string">
            <text:p>Susan Edmonds Wiggins</text:p>
          </table:table-cell>
          <table:table-cell table:number-columns-repeated="2"/>
        </table:table-row>
        <table:table-row table:style-name="ro1">
          <table:table-cell office:value-type="string">
            <text:p>HILDES-HEIM, NORMAN</text:p>
          </table:table-cell>
          <table:table-cell office:value-type="string">
            <text:p>Norman Hildes-Heim</text:p>
          </table:table-cell>
          <table:table-cell office:value-type="string">
            <text:p>Norman Hildes-Heim</text:p>
          </table:table-cell>
          <table:table-cell table:number-columns-repeated="2"/>
        </table:table-row>
        <table:table-row table:style-name="ro1">
          <table:table-cell office:value-type="string">
            <text:p>KATHLEEN M KUBAN</text:p>
          </table:table-cell>
          <table:table-cell office:value-type="string">
            <text:p>Kathleen M Kuban</text:p>
          </table:table-cell>
          <table:table-cell office:value-type="string">
            <text:p>Kathleen M. Kuban</text:p>
          </table:table-cell>
          <table:table-cell table:number-columns-repeated="2"/>
        </table:table-row>
        <table:table-row table:style-name="ro1">
          <table:table-cell office:value-type="string">
            <text:p>DONALD J MILLER</text:p>
          </table:table-cell>
          <table:table-cell office:value-type="string">
            <text:p>Donald J Miller</text:p>
          </table:table-cell>
          <table:table-cell office:value-type="string">
            <text:p>Donald J. Miller</text:p>
          </table:table-cell>
          <table:table-cell table:number-columns-repeated="2"/>
        </table:table-row>
        <table:table-row table:style-name="ro1">
          <table:table-cell office:value-type="string">
            <text:p>MICHAEL P TERRY||TIMOTHY F TERRY</text:p>
          </table:table-cell>
          <table:table-cell office:value-type="string">
            <text:p>Michael P Terry and Timothy F Terry</text:p>
          </table:table-cell>
          <table:table-cell office:value-type="string">
            <text:p>Michael P. and Timothy F. Terry</text:p>
          </table:table-cell>
          <table:table-cell table:number-columns-repeated="2"/>
        </table:table-row>
        <table:table-row table:style-name="ro1">
          <table:table-cell office:value-type="string">
            <text:p>DONALD DAVIS</text:p>
          </table:table-cell>
          <table:table-cell office:value-type="string">
            <text:p>Davis Donald</text:p>
          </table:table-cell>
          <table:table-cell office:value-type="string">
            <text:p>Donald Davis</text:p>
          </table:table-cell>
          <table:table-cell table:number-columns-repeated="2"/>
        </table:table-row>
        <table:table-row table:style-name="ro1">
          <table:table-cell office:value-type="string">
            <text:p>BARBARA A GLASSMAN||PETER M GLASSMAN</text:p>
          </table:table-cell>
          <table:table-cell office:value-type="string">
            <text:p>Barbara A Glassman and Peter M Glassman</text:p>
          </table:table-cell>
          <table:table-cell office:value-type="string">
            <text:p>Barbara A. and Peter M. Glassm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ORINNE M CONCIALDI||JOSEPH PAVONE</text:p>
          </table:table-cell>
          <table:table-cell office:value-type="string">
            <text:p>Corinne M Concialdi and Pavone Joseph</text:p>
          </table:table-cell>
          <table:table-cell office:value-type="string">
            <text:p>Corinne M. Concialdi and Joseph Pavone</text:p>
          </table:table-cell>
          <table:table-cell table:number-columns-repeated="2"/>
        </table:table-row>
        <table:table-row table:style-name="ro1">
          <table:table-cell office:value-type="string">
            <text:p>ARLENE M EISENBACH</text:p>
          </table:table-cell>
          <table:table-cell office:value-type="string">
            <text:p>Arlene M Eisenbach</text:p>
          </table:table-cell>
          <table:table-cell office:value-type="string">
            <text:p>Arlene M. Eisenbach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AMES N PSICHOPAIDAS</text:p>
          </table:table-cell>
          <table:table-cell office:value-type="string">
            <text:p>James N Psichopaidas</text:p>
          </table:table-cell>
          <table:table-cell office:value-type="string">
            <text:p>James N. Psichopaidas</text:p>
          </table:table-cell>
          <table:table-cell table:number-columns-repeated="2"/>
        </table:table-row>
        <table:table-row table:style-name="ro1">
          <table:table-cell office:value-type="string">
            <text:p>REBECCA LEE EDWARDS||IAN ELLER</text:p>
          </table:table-cell>
          <table:table-cell office:value-type="string">
            <text:p>Lee Edwards Rebecca and Eller Ian</text:p>
          </table:table-cell>
          <table:table-cell office:value-type="string">
            <text:p>Rebecca Lee Edwards and Ian Eller</text:p>
          </table:table-cell>
          <table:table-cell table:number-columns-repeated="2"/>
        </table:table-row>
        <table:table-row table:style-name="ro1">
          <table:table-cell office:value-type="string">
            <text:p>NANCY E GOODMAN</text:p>
          </table:table-cell>
          <table:table-cell office:value-type="string">
            <text:p>Nancy E Goodman</text:p>
          </table:table-cell>
          <table:table-cell office:value-type="string">
            <text:p>Nancy E. Goodman</text:p>
          </table:table-cell>
          <table:table-cell table:number-columns-repeated="2"/>
        </table:table-row>
        <table:table-row table:style-name="ro1">
          <table:table-cell office:value-type="string">
            <text:p>Q R E LLC||ROBIK GLANTZ BUILDERS LLC</text:p>
          </table:table-cell>
          <table:table-cell office:value-type="string">
            <text:p>Q R E Llc and Robik Glantz Builders Llc</text:p>
          </table:table-cell>
          <table:table-cell office:value-type="string">
            <text:p>Q R E LLC and Robik Glantz Builders LLC</text:p>
          </table:table-cell>
          <table:table-cell table:number-columns-repeated="2"/>
        </table:table-row>
        <table:table-row table:style-name="ro1">
          <table:table-cell office:value-type="string">
            <text:p>ANNA ROTYLIANO</text:p>
          </table:table-cell>
          <table:table-cell office:value-type="string">
            <text:p>Rotyliano Anna</text:p>
          </table:table-cell>
          <table:table-cell office:value-type="string">
            <text:p>Anna Rotyliano</text:p>
          </table:table-cell>
          <table:table-cell table:number-columns-repeated="2"/>
        </table:table-row>
        <table:table-row table:style-name="ro1">
          <table:table-cell office:value-type="string">
            <text:p>John and <text:s/>Marguerite Gloria</text:p>
          </table:table-cell>
          <table:table-cell table:number-columns-repeated="2" office:value-type="string">
            <text:p>John and Marguerite Glori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LARA ANN GENTILE||FRANK M GENTILE</text:p>
          </table:table-cell>
          <table:table-cell office:value-type="string">
            <text:p>Ann Gentile Clara and Frank M Gentile</text:p>
          </table:table-cell>
          <table:table-cell office:value-type="string">
            <text:p>Clara Ann and Frank M. Gentile</text:p>
          </table:table-cell>
          <table:table-cell table:number-columns-repeated="2"/>
        </table:table-row>
        <table:table-row table:style-name="ro1">
          <table:table-cell office:value-type="string">
            <text:p>DEBRA S HAWKINS||MICHAEL R HAWKINS</text:p>
          </table:table-cell>
          <table:table-cell office:value-type="string">
            <text:p>Debra S Hawkins and Michael R Hawkins</text:p>
          </table:table-cell>
          <table:table-cell office:value-type="string">
            <text:p>Debra S. and Michael R. Hawkins</text:p>
          </table:table-cell>
          <table:table-cell table:number-columns-repeated="2"/>
        </table:table-row>
        <table:table-row table:style-name="ro1">
          <table:table-cell office:value-type="string">
            <text:p>LEONARD W MANZ||LYNDA A MANZ</text:p>
          </table:table-cell>
          <table:table-cell office:value-type="string">
            <text:p>Leonard W Manz and Lynda A Manz</text:p>
          </table:table-cell>
          <table:table-cell office:value-type="string">
            <text:p>Leonard W. and Lynda A. Manz</text:p>
          </table:table-cell>
          <table:table-cell table:number-columns-repeated="2"/>
        </table:table-row>
        <table:table-row table:style-name="ro1">
          <table:table-cell office:value-type="string">
            <text:p>MARIE A GINER</text:p>
          </table:table-cell>
          <table:table-cell office:value-type="string">
            <text:p>Marie A Giner</text:p>
          </table:table-cell>
          <table:table-cell office:value-type="string">
            <text:p>Marie A. Gin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OHN J ALTAVELA||JAIME BELMONT</text:p>
          </table:table-cell>
          <table:table-cell office:value-type="string">
            <text:p>John J Altavela and Belmont Jaime</text:p>
          </table:table-cell>
          <table:table-cell office:value-type="string">
            <text:p>John J. Altavela and Jaime Belmont</text:p>
          </table:table-cell>
          <table:table-cell table:number-columns-repeated="2"/>
        </table:table-row>
        <table:table-row table:style-name="ro1">
          <table:table-cell office:value-type="string">
            <text:p>KAREN KOSCHEL CRISCI</text:p>
          </table:table-cell>
          <table:table-cell office:value-type="string">
            <text:p>Koschel Crisci Karen</text:p>
          </table:table-cell>
          <table:table-cell office:value-type="string">
            <text:p>Karen Koschel Crisci</text:p>
          </table:table-cell>
          <table:table-cell table:number-columns-repeated="2"/>
        </table:table-row>
        <table:table-row table:style-name="ro1">
          <table:table-cell office:value-type="string">
            <text:p>J PETER WILSON||JOANNE WILSON</text:p>
          </table:table-cell>
          <table:table-cell office:value-type="string">
            <text:p>Wilson J Peter and Wilson Joanne</text:p>
          </table:table-cell>
          <table:table-cell office:value-type="string">
            <text:p>J. Peter and Joanne Wils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EFFREY P METCALF</text:p>
          </table:table-cell>
          <table:table-cell office:value-type="string">
            <text:p>Jeffrey P Metcalf</text:p>
          </table:table-cell>
          <table:table-cell office:value-type="string">
            <text:p>Jeffrey P. Metcalf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H W 1945 LLC</text:p>
          </table:table-cell>
          <table:table-cell office:value-type="string">
            <text:p>H W 1945 Llc</text:p>
          </table:table-cell>
          <table:table-cell office:value-type="string">
            <text:p>H W 1945 LLC</text:p>
          </table:table-cell>
          <table:table-cell table:number-columns-repeated="2"/>
        </table:table-row>
        <table:table-row table:style-name="ro1">
          <table:table-cell office:value-type="string">
            <text:p>THOMAS J FRIEND</text:p>
          </table:table-cell>
          <table:table-cell office:value-type="string">
            <text:p>Thomas J Friend</text:p>
          </table:table-cell>
          <table:table-cell office:value-type="string">
            <text:p>Thomas J. Friend</text:p>
          </table:table-cell>
          <table:table-cell table:number-columns-repeated="2"/>
        </table:table-row>
        <table:table-row table:style-name="ro1">
          <table:table-cell office:value-type="string">
            <text:p>JAMES J GIESEN||JOANN W GIESEN</text:p>
          </table:table-cell>
          <table:table-cell office:value-type="string">
            <text:p>James J Giesen and Joann W Giesen</text:p>
          </table:table-cell>
          <table:table-cell office:value-type="string">
            <text:p>James J. and Joann W. Giese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EDWARD T RUDDOCK||SUSAN RUDDOCK</text:p>
          </table:table-cell>
          <table:table-cell office:value-type="string">
            <text:p>Edward T Ruddock and Ruddock Susan</text:p>
          </table:table-cell>
          <table:table-cell office:value-type="string">
            <text:p>Edward T. and Susan Ruddock</text:p>
          </table:table-cell>
          <table:table-cell table:number-columns-repeated="2"/>
        </table:table-row>
        <table:table-row table:style-name="ro1">
          <table:table-cell office:value-type="string">
            <text:p>DONNA M MCINTOSH</text:p>
          </table:table-cell>
          <table:table-cell office:value-type="string">
            <text:p>Donna M McIntosh</text:p>
          </table:table-cell>
          <table:table-cell office:value-type="string">
            <text:p>Donna M. McIntosh</text:p>
          </table:table-cell>
          <table:table-cell table:number-columns-repeated="2"/>
        </table:table-row>
        <table:table-row table:style-name="ro1">
          <table:table-cell office:value-type="string">
            <text:p>ALVARO DEDIOS</text:p>
          </table:table-cell>
          <table:table-cell office:value-type="string">
            <text:p>Dedios Alvaro</text:p>
          </table:table-cell>
          <table:table-cell office:value-type="string">
            <text:p>Alvaro Dedios</text:p>
          </table:table-cell>
          <table:table-cell table:number-columns-repeated="2"/>
        </table:table-row>
        <table:table-row table:style-name="ro1">
          <table:table-cell office:value-type="string">
            <text:p>NORMAN R SORENSEN</text:p>
          </table:table-cell>
          <table:table-cell office:value-type="string">
            <text:p>Norman R Sorensen</text:p>
          </table:table-cell>
          <table:table-cell office:value-type="string">
            <text:p>Norman R. Sorensen</text:p>
          </table:table-cell>
          <table:table-cell table:number-columns-repeated="2"/>
        </table:table-row>
        <table:table-row table:style-name="ro1">
          <table:table-cell office:value-type="string">
            <text:p>TERRY MCGRATH</text:p>
          </table:table-cell>
          <table:table-cell office:value-type="string">
            <text:p>McGrath Terry</text:p>
          </table:table-cell>
          <table:table-cell office:value-type="string">
            <text:p>Terry McGrath</text:p>
          </table:table-cell>
          <table:table-cell table:number-columns-repeated="2"/>
        </table:table-row>
        <table:table-row table:style-name="ro1">
          <table:table-cell office:value-type="string">
            <text:p>FLAGPOLE HOLDINGS LLC</text:p>
          </table:table-cell>
          <table:table-cell office:value-type="string">
            <text:p>Flagpole Holdings Llc</text:p>
          </table:table-cell>
          <table:table-cell office:value-type="string">
            <text:p>Flagpole Holdings LLC</text:p>
          </table:table-cell>
          <table:table-cell table:number-columns-repeated="2"/>
        </table:table-row>
        <table:table-row table:style-name="ro1">
          <table:table-cell office:value-type="string">
            <text:p>NICK &amp; GINO VONA MASON CONTRACTORS PRTSHP||GINO VONA PRT||NICK VONA PRT</text:p>
          </table:table-cell>
          <table:table-cell office:value-type="string">
            <text:p>Nick and Gino Vona Mason Contractors Prtshp Nick, Vona Prt Gino and Vona Prt Nick</text:p>
          </table:table-cell>
          <table:table-cell office:value-type="string">
            <text:p>Nick &amp; Gino Vona Mason Contractors Partnership and Gino Vona and Nick Vona Prt</text:p>
          </table:table-cell>
          <table:table-cell table:number-columns-repeated="2"/>
        </table:table-row>
        <table:table-row table:style-name="ro1">
          <table:table-cell office:value-type="string">
            <text:p>SUSAN F FILAN</text:p>
          </table:table-cell>
          <table:table-cell office:value-type="string">
            <text:p>Susan F Filan</text:p>
          </table:table-cell>
          <table:table-cell office:value-type="string">
            <text:p>Susan F. Fil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ATHERINE U ROBINSON||CHARLES E ROBINSON JR</text:p>
          </table:table-cell>
          <table:table-cell office:value-type="string">
            <text:p>Catherine U Robinson and Charles E Robinson Jr</text:p>
          </table:table-cell>
          <table:table-cell office:value-type="string">
            <text:p>Catherine U. Robinson and Charles E. Robinson Jr.</text:p>
          </table:table-cell>
          <table:table-cell table:number-columns-repeated="2"/>
        </table:table-row>
        <table:table-row table:style-name="ro1">
          <table:table-cell office:value-type="string">
            <text:p>PHILIP SCHILKE ET AL||PUPPER SEPTIC INC DBA||MR SEPTIC</text:p>
          </table:table-cell>
          <table:table-cell office:value-type="string">
            <text:p>Schilke Philip (and Others), Pupper Septic Inc and Septic Mr</text:p>
          </table:table-cell>
          <table:table-cell office:value-type="string">
            <text:p>Philip Schilke (et al), Pupper Septic DBA Inc. and Mr Septic</text:p>
          </table:table-cell>
          <table:table-cell table:number-columns-repeated="2"/>
        </table:table-row>
        <table:table-row table:style-name="ro1">
          <table:table-cell office:value-type="string">
            <text:p>JOEL ROMANELLI||KAREN ROMANELLI</text:p>
          </table:table-cell>
          <table:table-cell office:value-type="string">
            <text:p>Romanelli Joel and Romanelli Karen</text:p>
          </table:table-cell>
          <table:table-cell office:value-type="string">
            <text:p>Joel and Karen Romanelli</text:p>
          </table:table-cell>
          <table:table-cell table:number-columns-repeated="2"/>
        </table:table-row>
        <table:table-row table:style-name="ro1">
          <table:table-cell office:value-type="string">
            <text:p>CAVALIERE &amp; SONS BUILDING CONTRACTORS INC</text:p>
          </table:table-cell>
          <table:table-cell office:value-type="string">
            <text:p>Cavaliere &amp; Sons Building Contractors Inc</text:p>
          </table:table-cell>
          <table:table-cell office:value-type="string">
            <text:p>Cavaliere &amp; Sons Building Contractors Inc.</text:p>
          </table:table-cell>
          <table:table-cell table:number-columns-repeated="2"/>
        </table:table-row>
        <table:table-row table:style-name="ro1">
          <table:table-cell office:value-type="string">
            <text:p>THOMAS A BALDWIN EST OF</text:p>
          </table:table-cell>
          <table:table-cell office:value-type="string">
            <text:p>Thomas A Baldwin (Estate)</text:p>
          </table:table-cell>
          <table:table-cell office:value-type="string">
            <text:p>Thomas A. Baldwin (estate)</text:p>
          </table:table-cell>
          <table:table-cell table:number-columns-repeated="2"/>
        </table:table-row>
        <table:table-row table:style-name="ro1">
          <table:table-cell office:value-type="string">
            <text:p>JAMES R DALY JR</text:p>
          </table:table-cell>
          <table:table-cell office:value-type="string">
            <text:p>James R Daly Jr</text:p>
          </table:table-cell>
          <table:table-cell office:value-type="string">
            <text:p>James R. Daly Jr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OHN MINALGO</text:p>
          </table:table-cell>
          <table:table-cell office:value-type="string">
            <text:p>Minalgo John</text:p>
          </table:table-cell>
          <table:table-cell office:value-type="string">
            <text:p>John Minalgo</text:p>
          </table:table-cell>
          <table:table-cell table:number-columns-repeated="2"/>
        </table:table-row>
        <table:table-row table:style-name="ro1"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table:number-columns-repeated="2"/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  <table:table-cell table:number-columns-repeated="2"/>
        </table:table-row>
        <table:table-row table:style-name="ro1">
          <table:table-cell office:value-type="string">
            <text:p>DEBBIE J MEYER||NEVILLE M MEYER</text:p>
          </table:table-cell>
          <table:table-cell office:value-type="string">
            <text:p>Debbie J Meyer and Neville M Meyer</text:p>
          </table:table-cell>
          <table:table-cell office:value-type="string">
            <text:p>Debbie J. and Neville M. Meyer</text:p>
          </table:table-cell>
          <table:table-cell table:number-columns-repeated="2"/>
        </table:table-row>
        <table:table-row table:style-name="ro1">
          <table:table-cell office:value-type="string">
            <text:p>GRETCHEN LANGNER</text:p>
          </table:table-cell>
          <table:table-cell office:value-type="string">
            <text:p>Langner Gretchen</text:p>
          </table:table-cell>
          <table:table-cell office:value-type="string">
            <text:p>Gretchen Langn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ANTHONY R DELUCIA||JACQUELINE DELUCIA</text:p>
          </table:table-cell>
          <table:table-cell office:value-type="string">
            <text:p>Anthony R Delucia and Delucia Jacqueline</text:p>
          </table:table-cell>
          <table:table-cell office:value-type="string">
            <text:p>Anthony R. and Jacqueline Deluci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AMES A MUELLER||SARA J MUELLER</text:p>
          </table:table-cell>
          <table:table-cell office:value-type="string">
            <text:p>James A Mueller and Sara J Mueller</text:p>
          </table:table-cell>
          <table:table-cell office:value-type="string">
            <text:p>James A. Mueller and Sara J Mueller</text:p>
          </table:table-cell>
          <table:table-cell table:number-columns-repeated="2"/>
        </table:table-row>
        <table:table-row table:style-name="ro1">
          <table:table-cell office:value-type="string">
            <text:p>CHERYL A GERMAIN</text:p>
          </table:table-cell>
          <table:table-cell office:value-type="string">
            <text:p>Cheryl A Germain</text:p>
          </table:table-cell>
          <table:table-cell office:value-type="string">
            <text:p>Cheryl A. Germain</text:p>
          </table:table-cell>
          <table:table-cell table:number-columns-repeated="2"/>
        </table:table-row>
        <table:table-row table:style-name="ro1">
          <table:table-cell office:value-type="string">
            <text:p>NANCY MCCARTHY</text:p>
          </table:table-cell>
          <table:table-cell office:value-type="string">
            <text:p>McCarthy Nancy</text:p>
          </table:table-cell>
          <table:table-cell office:value-type="string">
            <text:p>Nancy McCarthy</text:p>
          </table:table-cell>
          <table:table-cell table:number-columns-repeated="2"/>
        </table:table-row>
        <table:table-row table:style-name="ro1">
          <table:table-cell office:value-type="string">
            <text:p>MELISSA J MURPHY TR||JEANNE K SMITH REVOCABLE TRUST</text:p>
          </table:table-cell>
          <table:table-cell office:value-type="string">
            <text:p>Melissa J Murphy (Trust) and Jeanne K Smith (Revocable Trust)</text:p>
          </table:table-cell>
          <table:table-cell office:value-type="string">
            <text:p>Melissa J. Murphy (trust) and Jeanne K. Smith Revocable Trust</text:p>
          </table:table-cell>
          <table:table-cell table:number-columns-repeated="2"/>
        </table:table-row>
        <table:table-row table:style-name="ro1">
          <table:table-cell office:value-type="string">
            <text:p>JOSEPH MATZELLE EST OF</text:p>
          </table:table-cell>
          <table:table-cell office:value-type="string">
            <text:p>Matzelle Joseph (Estate)</text:p>
          </table:table-cell>
          <table:table-cell office:value-type="string">
            <text:p>Joseph Matzelle (estate)</text:p>
          </table:table-cell>
          <table:table-cell table:number-columns-repeated="2"/>
        </table:table-row>
        <table:table-row table:style-name="ro1">
          <table:table-cell office:value-type="string">
            <text:p>MARCELA P SLEEVA||MARK J SLEEVA</text:p>
          </table:table-cell>
          <table:table-cell office:value-type="string">
            <text:p>Marcela P Sleeva and Mark J Sleeva</text:p>
          </table:table-cell>
          <table:table-cell office:value-type="string">
            <text:p>Marcela P. and Mark J. Sleeva</text:p>
          </table:table-cell>
          <table:table-cell table:number-columns-repeated="2"/>
        </table:table-row>
        <table:table-row table:style-name="ro1">
          <table:table-cell office:value-type="string">
            <text:p>MARK G TAVARES</text:p>
          </table:table-cell>
          <table:table-cell office:value-type="string">
            <text:p>Mark G Tavares</text:p>
          </table:table-cell>
          <table:table-cell office:value-type="string">
            <text:p>Mark G. Tavares</text:p>
          </table:table-cell>
          <table:table-cell table:number-columns-repeated="2"/>
        </table:table-row>
        <table:table-row table:style-name="ro1">
          <table:table-cell office:value-type="string">
            <text:p>FLEET NATL BK</text:p>
          </table:table-cell>
          <table:table-cell table:number-columns-repeated="2" office:value-type="string">
            <text:p>Fleet National Bank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MARGARET SHAW</text:p>
          </table:table-cell>
          <table:table-cell office:value-type="string">
            <text:p>Shaw Margaret</text:p>
          </table:table-cell>
          <table:table-cell office:value-type="string">
            <text:p>Margaret Shaw</text:p>
          </table:table-cell>
          <table:table-cell table:number-columns-repeated="2"/>
        </table:table-row>
        <table:table-row table:style-name="ro1">
          <table:table-cell office:value-type="string">
            <text:p>LOUIS TROMBETTA||NANCY TROMBETTA</text:p>
          </table:table-cell>
          <table:table-cell office:value-type="string">
            <text:p>Trombetta Louis and Trombetta Nancy</text:p>
          </table:table-cell>
          <table:table-cell office:value-type="string">
            <text:p>Louis and Nancy Trombetta</text:p>
          </table:table-cell>
          <table:table-cell table:number-columns-repeated="2"/>
        </table:table-row>
        <table:table-row table:style-name="ro1">
          <table:table-cell office:value-type="string">
            <text:p>JOHN C CONK||MARY FELLOWS CONK</text:p>
          </table:table-cell>
          <table:table-cell office:value-type="string">
            <text:p>John C Conk and Fellows Conk Mary</text:p>
          </table:table-cell>
          <table:table-cell office:value-type="string">
            <text:p>John C. and Mary Fellows Conk</text:p>
          </table:table-cell>
          <table:table-cell table:number-columns-repeated="2"/>
        </table:table-row>
        <table:table-row table:style-name="ro1">
          <table:table-cell office:value-type="string">
            <text:p>RICHARD H OLSON JR</text:p>
          </table:table-cell>
          <table:table-cell office:value-type="string">
            <text:p>Richard H Olson Jr</text:p>
          </table:table-cell>
          <table:table-cell office:value-type="string">
            <text:p>Richard H. Olson Jr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INA M RIGUZZI||JOHN TODD RIGUZZI</text:p>
          </table:table-cell>
          <table:table-cell office:value-type="string">
            <text:p>Dina M Riguzzi and Todd Riguzzi John</text:p>
          </table:table-cell>
          <table:table-cell office:value-type="string">
            <text:p>Dina M. and John Todd Riguzzi</text:p>
          </table:table-cell>
          <table:table-cell table:number-columns-repeated="2"/>
        </table:table-row>
        <table:table-row table:style-name="ro1">
          <table:table-cell office:value-type="string">
            <text:p>DONALD D SINGER</text:p>
          </table:table-cell>
          <table:table-cell office:value-type="string">
            <text:p>Donald D Singer</text:p>
          </table:table-cell>
          <table:table-cell office:value-type="string">
            <text:p>Donald D. Sing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DORIS M ESPOSITO TR||DORIS M ESPOSITO REVOCABLE TRUST AGREEMENT</text:p>
          </table:table-cell>
          <table:table-cell office:value-type="string">
            <text:p>Doris M Esposito (Trust) and M Esposito Agreement Doris (Revocable Trust)</text:p>
          </table:table-cell>
          <table:table-cell office:value-type="string">
            <text:p>Doris M. Esposito (trust) and Doris M. Esposito Revocable Trust Agreement</text:p>
          </table:table-cell>
          <table:table-cell table:number-columns-repeated="2"/>
        </table:table-row>
        <table:table-row table:style-name="ro1">
          <table:table-cell office:value-type="string">
            <text:p>MICHAEL J GRASSO||MARY E LAPIERRE GRASSO</text:p>
          </table:table-cell>
          <table:table-cell office:value-type="string">
            <text:p>Michael J Grasso and E Lapierre Grasso Mary</text:p>
          </table:table-cell>
          <table:table-cell office:value-type="string">
            <text:p>Michael J. and Mary E. Lapierre Grass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MELODY A PRIBESH</text:p>
          </table:table-cell>
          <table:table-cell office:value-type="string">
            <text:p>Melody A Pribesh</text:p>
          </table:table-cell>
          <table:table-cell office:value-type="string">
            <text:p>Melody A. Pribesh</text:p>
          </table:table-cell>
          <table:table-cell table:number-columns-repeated="2"/>
        </table:table-row>
        <table:table-row table:style-name="ro1">
          <table:table-cell office:value-type="string">
            <text:p>JAMES T CLIFFORD||JOAN M CLIFFORD</text:p>
          </table:table-cell>
          <table:table-cell office:value-type="string">
            <text:p>James T Clifford and Joan M Clifford</text:p>
          </table:table-cell>
          <table:table-cell office:value-type="string">
            <text:p>James T. and Joan M. Clifford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WILLIAM M RAVEIS JR</text:p>
          </table:table-cell>
          <table:table-cell office:value-type="string">
            <text:p>William M Raveis Jr</text:p>
          </table:table-cell>
          <table:table-cell office:value-type="string">
            <text:p>William M. Raveis Jr.</text:p>
          </table:table-cell>
          <table:table-cell table:number-columns-repeated="2"/>
        </table:table-row>
        <table:table-row table:style-name="ro1">
          <table:table-cell office:value-type="string">
            <text:p>ESTATES OF PUMPKIN HILL LLC</text:p>
          </table:table-cell>
          <table:table-cell office:value-type="string">
            <text:p>Estates Of Pumpkin Hill Llc</text:p>
          </table:table-cell>
          <table:table-cell office:value-type="string">
            <text:p>Estates of Pumpkin Hill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ARTHUR W BRUNTON||TRACY A BRUNTON</text:p>
          </table:table-cell>
          <table:table-cell office:value-type="string">
            <text:p>Arthur W Brunton and Tracy A Brunton</text:p>
          </table:table-cell>
          <table:table-cell office:value-type="string">
            <text:p>Arthur W. and Tracy A. Brunton</text:p>
          </table:table-cell>
          <table:table-cell table:number-columns-repeated="2"/>
        </table:table-row>
        <table:table-row table:style-name="ro1">
          <table:table-cell office:value-type="string">
            <text:p>FAYE MURPHY||MAUREEN PRESSMAR||EVA REILLY||MICHELLE ROSE</text:p>
          </table:table-cell>
          <table:table-cell office:value-type="string">
            <text:p>Murphy Faye, Pressmar Maureen, Reilly Eva and Rose Michelle</text:p>
          </table:table-cell>
          <table:table-cell office:value-type="string">
            <text:p>Faye Murphy, Maureen Pressmar, Eva Reilly and Michelle Rose</text:p>
          </table:table-cell>
          <table:table-cell table:number-columns-repeated="2"/>
        </table:table-row>
        <table:table-row table:style-name="ro1">
          <table:table-cell office:value-type="string">
            <text:p>NANCY E TRIPODI</text:p>
          </table:table-cell>
          <table:table-cell office:value-type="string">
            <text:p>Nancy E Tripodi</text:p>
          </table:table-cell>
          <table:table-cell office:value-type="string">
            <text:p>Nancy E. Tripodi</text:p>
          </table:table-cell>
          <table:table-cell table:number-columns-repeated="2"/>
        </table:table-row>
        <table:table-row table:style-name="ro1">
          <table:table-cell office:value-type="string">
            <text:p>IRENE CHEUNG</text:p>
          </table:table-cell>
          <table:table-cell office:value-type="string">
            <text:p>Cheung Irene</text:p>
          </table:table-cell>
          <table:table-cell office:value-type="string">
            <text:p>Irene Cheung</text:p>
          </table:table-cell>
          <table:table-cell table:number-columns-repeated="2"/>
        </table:table-row>
        <table:table-row table:style-name="ro1">
          <table:table-cell office:value-type="string">
            <text:p>SUNNY BROOK FARMS LLC||S B F LLC</text:p>
          </table:table-cell>
          <table:table-cell office:value-type="string">
            <text:p>Sunny Brook Farms Llc and S B F Llc</text:p>
          </table:table-cell>
          <table:table-cell office:value-type="string">
            <text:p>Sunny Brook Farms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GLORIA A BOISVERT||RONALD P BOISVERT</text:p>
          </table:table-cell>
          <table:table-cell office:value-type="string">
            <text:p>Gloria A Boisvert and Ronald P Boisvert</text:p>
          </table:table-cell>
          <table:table-cell office:value-type="string">
            <text:p>Gloria A. and Ronald P. Boisvert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AMES B HOEY||NANCY E HOEY</text:p>
          </table:table-cell>
          <table:table-cell office:value-type="string">
            <text:p>James B Hoey and Nancy E Hoey</text:p>
          </table:table-cell>
          <table:table-cell office:value-type="string">
            <text:p>James B. and Nancy E. Hoe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H R T CONSTRUCTION LLC</text:p>
          </table:table-cell>
          <table:table-cell office:value-type="string">
            <text:p>H R T Construction Llc</text:p>
          </table:table-cell>
          <table:table-cell office:value-type="string">
            <text:p>H R T Construction LLC</text:p>
          </table:table-cell>
          <table:table-cell table:number-columns-repeated="2"/>
        </table:table-row>
        <table:table-row table:style-name="ro1">
          <table:table-cell office:value-type="string">
            <text:p>JOANN COLETTO||TIMOTHY P GOERGEN</text:p>
          </table:table-cell>
          <table:table-cell office:value-type="string">
            <text:p>Coletto Joann and Timothy P Goergen</text:p>
          </table:table-cell>
          <table:table-cell office:value-type="string">
            <text:p>Joann Coletto and Timothy P. Goerge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USAN M GRAHAM||MARK L GRAHAM</text:p>
          </table:table-cell>
          <table:table-cell office:value-type="string">
            <text:p>Susan M Graham and Mark L Graham</text:p>
          </table:table-cell>
          <table:table-cell office:value-type="string">
            <text:p>Susan M. and Mark L. Graham</text:p>
          </table:table-cell>
          <table:table-cell table:number-columns-repeated="2"/>
        </table:table-row>
        <table:table-row table:style-name="ro1">
          <table:table-cell office:value-type="string">
            <text:p>CHRISTINE E MILLER||KONRAD KARL MILLER AKA||CONRAD KARL MILLER</text:p>
          </table:table-cell>
          <table:table-cell office:value-type="string">
            <text:p>Christine E Miller, Karl Miller Konrad and Karl Miller Conrad</text:p>
          </table:table-cell>
          <table:table-cell office:value-type="string">
            <text:p>Christine E. and Conrad Karl Miller and Konrad Karl Miller (also known as)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AY HIGHAM</text:p>
          </table:table-cell>
          <table:table-cell office:value-type="string">
            <text:p>Higham Jay</text:p>
          </table:table-cell>
          <table:table-cell office:value-type="string">
            <text:p>Jay Higham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K V SRIKANTIAH||SHILAJA SRIKANTIAH</text:p>
          </table:table-cell>
          <table:table-cell office:value-type="string">
            <text:p>K V Srikantiah and Srikantiah Shilaja</text:p>
          </table:table-cell>
          <table:table-cell office:value-type="string">
            <text:p>K. V. and Shilaja Srikantiah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OCWEN LOAN SERVICING LLC</text:p>
          </table:table-cell>
          <table:table-cell office:value-type="string">
            <text:p>Ocwen Loan Servicing Llc</text:p>
          </table:table-cell>
          <table:table-cell office:value-type="string">
            <text:p>Ocwen Loan Servicing LLC</text:p>
          </table:table-cell>
          <table:table-cell table:number-columns-repeated="2"/>
        </table:table-row>
        <table:table-row table:style-name="ro1">
          <table:table-cell office:value-type="string">
            <text:p>JENNIFER K WILLIAMS REVOCABLE TRUST||BRIAN J WILLIAMS TR||JENNIFER K WILLIAMS TR</text:p>
          </table:table-cell>
          <table:table-cell office:value-type="string">
            <text:p>Jennifer K Williams (Revocable Trust), Brian J Williams (Trust) and Jennifer K Williams (Trust)</text:p>
          </table:table-cell>
          <table:table-cell office:value-type="string">
            <text:p>Jennifer K. Williams Revocable Trust, Brian J. Williams (trust) and Jennifer K. Williams (trust)</text:p>
          </table:table-cell>
          <table:table-cell table:number-columns-repeated="2"/>
        </table:table-row>
        <table:table-row table:style-name="ro1">
          <table:table-cell office:value-type="string">
            <text:p>ELIZABETH T KEATING</text:p>
          </table:table-cell>
          <table:table-cell office:value-type="string">
            <text:p>Elizabeth T Keating</text:p>
          </table:table-cell>
          <table:table-cell office:value-type="string">
            <text:p>Elizabeth T. Keating</text:p>
          </table:table-cell>
          <table:table-cell table:number-columns-repeated="2"/>
        </table:table-row>
        <table:table-row table:style-name="ro1">
          <table:table-cell office:value-type="string">
            <text:p>MARY ANN COSTAGLIOLA</text:p>
          </table:table-cell>
          <table:table-cell office:value-type="string">
            <text:p>Ann Costagliola Mary</text:p>
          </table:table-cell>
          <table:table-cell office:value-type="string">
            <text:p>Mary Ann Costagliol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AVALIERE &amp; SONS BUILDING CONTRACTORS INC</text:p>
          </table:table-cell>
          <table:table-cell office:value-type="string">
            <text:p>Cavaliere &amp; Sons Building Contractors Inc</text:p>
          </table:table-cell>
          <table:table-cell office:value-type="string">
            <text:p>Cavaliere &amp; Sons Building Contractors Inc.</text:p>
          </table:table-cell>
          <table:table-cell table:number-columns-repeated="2"/>
        </table:table-row>
        <table:table-row table:style-name="ro1">
          <table:table-cell office:value-type="string">
            <text:p>BRIAN J HENNESSEY</text:p>
          </table:table-cell>
          <table:table-cell office:value-type="string">
            <text:p>Brian J Hennessey</text:p>
          </table:table-cell>
          <table:table-cell office:value-type="string">
            <text:p>Brian J. Hennessey</text:p>
          </table:table-cell>
          <table:table-cell table:number-columns-repeated="2"/>
        </table:table-row>
        <table:table-row table:style-name="ro1">
          <table:table-cell office:value-type="string">
            <text:p>ALPINE LAKE LLC</text:p>
          </table:table-cell>
          <table:table-cell office:value-type="string">
            <text:p>Alpine Lake Llc</text:p>
          </table:table-cell>
          <table:table-cell office:value-type="string">
            <text:p>Alpine Lake LLC</text:p>
          </table:table-cell>
          <table:table-cell table:number-columns-repeated="2"/>
        </table:table-row>
        <table:table-row table:style-name="ro1">
          <table:table-cell office:value-type="string">
            <text:p>DAVID J PETERS||LISA K PETERS</text:p>
          </table:table-cell>
          <table:table-cell office:value-type="string">
            <text:p>David J Peters and Lisa K Peters</text:p>
          </table:table-cell>
          <table:table-cell office:value-type="string">
            <text:p>David J. and Lisa K. Peters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Patrick S Brady</text:p>
          </table:table-cell>
          <table:table-cell office:value-type="string">
            <text:p>Patrick S. Brad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MARK A BALLARD||MARY K LUCEY</text:p>
          </table:table-cell>
          <table:table-cell office:value-type="string">
            <text:p>Mark A Ballard and Mary K Lucey</text:p>
          </table:table-cell>
          <table:table-cell office:value-type="string">
            <text:p>Mark A. Ballard and Mary K. Lucey</text:p>
          </table:table-cell>
          <table:table-cell table:number-columns-repeated="2"/>
        </table:table-row>
        <table:table-row table:style-name="ro1">
          <table:table-cell office:value-type="string">
            <text:p>RAYMOND E RESSLER</text:p>
          </table:table-cell>
          <table:table-cell office:value-type="string">
            <text:p>Raymond E Ressler</text:p>
          </table:table-cell>
          <table:table-cell office:value-type="string">
            <text:p>Raymond E. Ressler</text:p>
          </table:table-cell>
          <table:table-cell table:number-columns-repeated="2"/>
        </table:table-row>
        <table:table-row table:style-name="ro1">
          <table:table-cell office:value-type="string">
            <text:p>CAVALIERE &amp; SONS BUILDING CONTRACTORS INC</text:p>
          </table:table-cell>
          <table:table-cell office:value-type="string">
            <text:p>Cavaliere &amp; Sons Building Contractors Inc</text:p>
          </table:table-cell>
          <table:table-cell office:value-type="string">
            <text:p>Cavaliere &amp; Sons Building Contractors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VINCENT S NAPOLEONE</text:p>
          </table:table-cell>
          <table:table-cell office:value-type="string">
            <text:p>Vincent S Napoleone</text:p>
          </table:table-cell>
          <table:table-cell office:value-type="string">
            <text:p>Vincent S Napole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9T21:23:46</dc:date>
    <meta:document-statistic meta:table-count="1" meta:cell-count="1180" meta:object-count="0"/>
    <meta:generator>LibreOffice/3.6$Linux_X86_64 LibreOffice_project/360m1$Build-2</meta:generator>
  </office:meta>
</office:document-meta>
</file>